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Roboto" svg:font-family="Roboto, RobotoDraft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2" svg:font-family="'DejaVu Sans'" style:font-pitch="variable"/>
    <style:font-face style:name="DejaVu Sans" svg:font-family="'DejaVu Sans'" style:font-adornments="Book" style:font-pitch="variable"/>
    <style:font-face style:name="DejaVu Sans1" svg:font-family="'DejaVu Sans'" style:font-adornments="Negrita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Historial_5f_de_5f_Versiones" style:display-name="Historial_de_Versiones" style:family="table">
      <style:table-properties style:width="19.465cm" table:align="left" style:writing-mode="lr-tb"/>
    </style:style>
    <style:style style:name="Historial_5f_de_5f_Versiones.A" style:display-name="Historial_de_Versiones.A" style:family="table-column">
      <style:table-column-properties style:column-width="4.078cm"/>
    </style:style>
    <style:style style:name="Historial_5f_de_5f_Versiones.B" style:display-name="Historial_de_Versiones.B" style:family="table-column">
      <style:table-column-properties style:column-width="1.909cm"/>
    </style:style>
    <style:style style:name="Historial_5f_de_5f_Versiones.C" style:display-name="Historial_de_Versiones.C" style:family="table-column">
      <style:table-column-properties style:column-width="8.869cm"/>
    </style:style>
    <style:style style:name="Historial_5f_de_5f_Versiones.D" style:display-name="Historial_de_Versiones.D" style:family="table-column">
      <style:table-column-properties style:column-width="4.609cm"/>
    </style:style>
    <style:style style:name="Historial_5f_de_5f_Versiones.1" style:display-name="Historial_de_Versiones.1" style:family="table-row">
      <style:table-row-properties fo:keep-together="auto"/>
    </style:style>
    <style:style style:name="Historial_5f_de_5f_Versiones.A1" style:display-name="Historial_de_Versiones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Historial_5f_de_5f_Versiones.D1" style:display-name="Historial_de_Versiones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Historial_5f_de_5f_Versiones.A2" style:display-name="Historial_de_Versiones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Historial_5f_de_5f_Versiones.B2" style:display-name="Historial_de_Versiones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Historial_5f_de_5f_Versiones.C2" style:display-name="Historial_de_Versiones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Historial_5f_de_5f_Versiones.D2" style:display-name="Historial_de_Versiones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RF_5f_Gestión_5f_de_5f_Usuarios" style:display-name="RF_Gestión_de_Usuarios" style:family="table">
      <style:table-properties style:width="19.59cm" style:rel-width="100%" fo:margin-left="0cm" fo:margin-top="0cm" fo:margin-bottom="0.499cm" table:align="left" style:writing-mode="lr-tb"/>
    </style:style>
    <style:style style:name="RF_5f_Gestión_5f_de_5f_Usuarios.A" style:display-name="RF_Gestión_de_Usuarios.A" style:family="table-column">
      <style:table-column-properties style:column-width="3.838cm" style:rel-column-width="2176*"/>
    </style:style>
    <style:style style:name="RF_5f_Gestión_5f_de_5f_Usuarios.B" style:display-name="RF_Gestión_de_Usuarios.B" style:family="table-column">
      <style:table-column-properties style:column-width="3.455cm" style:rel-column-width="1959*"/>
    </style:style>
    <style:style style:name="RF_5f_Gestión_5f_de_5f_Usuarios.C" style:display-name="RF_Gestión_de_Usuarios.C" style:family="table-column">
      <style:table-column-properties style:column-width="3.461cm" style:rel-column-width="1962*"/>
    </style:style>
    <style:style style:name="RF_5f_Gestión_5f_de_5f_Usuarios.D" style:display-name="RF_Gestión_de_Usuarios.D" style:family="table-column">
      <style:table-column-properties style:column-width="8.835cm" style:rel-column-width="5009*"/>
    </style:style>
    <style:style style:name="RF_5f_Gestión_5f_de_5f_Usuarios.1" style:display-name="RF_Gestión_de_Usuarios.1" style:family="table-row">
      <style:table-row-properties fo:keep-together="auto"/>
    </style:style>
    <style:style style:name="RF_5f_Gestión_5f_de_5f_Usuarios.A1" style:display-name="RF_Gestión_de_Usuarios.A1" style:family="table-cell">
      <style:table-cell-properties fo:background-color="#9999ff" fo:padding="0.101cm" fo:border="0.5pt solid #00000a">
        <style:background-image/>
      </style:table-cell-properties>
    </style:style>
    <style:style style:name="RF_5f_Gestión_5f_de_5f_Usuarios.2" style:display-name="RF_Gestión_de_Usuarios.2" style:family="table-row">
      <style:table-row-properties style:min-row-height="0.298cm" fo:keep-together="auto"/>
    </style:style>
    <style:style style:name="RF_5f_Gestión_5f_de_5f_Usuarios.A2" style:display-name="RF_Gestión_de_Usuarios.A2" style:family="table-cell">
      <style:table-cell-properties style:vertical-align="middle" fo:background-color="#dddddd" fo:padding="0.101cm" fo:border-left="0.5pt solid #00000a" fo:border-right="none" fo:border-top="none" fo:border-bottom="0.5pt solid #00000a">
        <style:background-image/>
      </style:table-cell-properties>
    </style:style>
    <style:style style:name="RF_5f_Gestión_5f_de_5f_Usuarios.B2" style:display-name="RF_Gestión_de_Usuarios.B2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3" style:display-name="RF_Gestión_de_Usuarios.3" style:family="table-row">
      <style:table-row-properties style:min-row-height="0.633cm" fo:keep-together="auto"/>
    </style:style>
    <style:style style:name="RF_5f_Gestión_5f_de_5f_Usuarios.B3" style:display-name="RF_Gestión_de_Usuarios.B3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B4" style:display-name="RF_Gestión_de_Usuarios.B4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B5" style:display-name="RF_Gestión_de_Usuarios.B5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B6" style:display-name="RF_Gestión_de_Usuarios.B6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7" style:display-name="RF_Gestión_de_Usuarios.7" style:family="table-row">
      <style:table-row-properties style:min-row-height="0.123cm" fo:keep-together="auto"/>
    </style:style>
    <style:style style:name="RF_5f_Gestión_5f_de_5f_Usuarios.B7" style:display-name="RF_Gestión_de_Usuarios.B7" style:family="table-cell">
      <style:table-cell-properties style:vertical-align="middle" fo:padding="0.101cm" fo:border-left="0.5pt solid #00000a" fo:border-right="none" fo:border-top="none" fo:border-bottom="0.5pt solid #00000a"/>
    </style:style>
    <style:style style:name="RF_5f_Gestión_5f_de_5f_Usuarios.C7" style:display-name="RF_Gestión_de_Usuarios.C7" style:family="table-cell">
      <style:table-cell-properties style:vertical-align="middle" fo:background-color="#e6e6e6" fo:padding="0.101cm" fo:border-left="0.5pt solid #00000a" fo:border-right="none" fo:border-top="none" fo:border-bottom="0.5pt solid #00000a">
        <style:background-image/>
      </style:table-cell-properties>
    </style:style>
    <style:style style:name="RF_5f_Gestión_5f_de_5f_Usuarios.D7" style:display-name="RF_Gestión_de_Usuarios.D7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8" style:display-name="RF_Gestión_de_Usuarios.8" style:family="table-row">
      <style:table-row-properties style:min-row-height="0.351cm" fo:keep-together="auto"/>
    </style:style>
    <style:style style:name="RF_5f_Gestión_5f_de_5f_Usuarios.C8" style:display-name="RF_Gestión_de_Usuarios.C8" style:family="table-cell">
      <style:table-cell-properties style:vertical-align="middle" fo:background-color="#dddddd" fo:padding="0.101cm" fo:border-left="0.5pt solid #00000a" fo:border-right="0.5pt solid #00000a" fo:border-top="none" fo:border-bottom="0.5pt solid #00000a">
        <style:background-image/>
      </style:table-cell-properties>
    </style:style>
    <style:style style:name="Tabla1" style:family="table">
      <style:table-properties style:width="19.59cm" style:rel-width="100%" fo:margin-left="0cm" fo:margin-top="0cm" fo:margin-bottom="0.499cm" table:align="left" style:writing-mode="lr-tb"/>
    </style:style>
    <style:style style:name="Tabla1.A" style:family="table-column">
      <style:table-column-properties style:column-width="7.967cm" style:rel-column-width="4517*"/>
    </style:style>
    <style:style style:name="Tabla1.B" style:family="table-column">
      <style:table-column-properties style:column-width="11.622cm" style:rel-column-width="6589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9999ff" fo:padding-left="0.101cm" fo:padding-right="0.101cm" fo:padding-top="0.049cm" fo:padding-bottom="0.049cm" fo:border="0.5pt solid #00000a">
        <style:background-image/>
      </style:table-cell-properties>
    </style:style>
    <style:style style:name="Tabla1.A2" style:family="table-cell">
      <style:table-cell-properties fo:background-color="#dddddd" fo:padding-left="0.101cm" fo:padding-right="0.101cm" fo:padding-top="0.049cm" fo:padding-bottom="0.049cm" fo:border-left="0.5pt solid #00000a" fo:border-right="none" fo:border-top="none" fo:border-bottom="0.5pt solid #00000a">
        <style:background-image/>
      </style:table-cell-properties>
    </style:style>
    <style:style style:name="Tabla1.B2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B3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B4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B5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6" style:family="table-cell">
      <style:table-cell-properties fo:background-color="#dddddd" fo:padding-left="0.101cm" fo:padding-right="0.10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a1.A8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8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9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9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0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0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1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1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2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2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3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3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4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4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5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5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6" style:family="table-cell">
      <style:table-cell-properties fo:background-color="#cccccc" fo:padding-left="0.101cm" fo:padding-right="0.10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a1.A17" style:family="table-cell">
      <style:table-cell-properties fo:background-color="#cccccc" fo:padding-left="0.101cm" fo:padding-right="0.101cm" fo:padding-top="0.049cm" fo:padding-bottom="0.049cm" fo:border-left="0.5pt solid #00000a" fo:border-right="none" fo:border-top="none" fo:border-bottom="0.5pt solid #00000a">
        <style:background-image/>
      </style:table-cell-properties>
    </style:style>
    <style:style style:name="Tabla1.A18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8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9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9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22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22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23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23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24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24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25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25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Cronograma" style:family="table">
      <style:table-properties style:width="25.94cm" fo:margin-top="0cm" fo:margin-bottom="0.499cm" table:align="margins" fo:background-color="transparent" style:writing-mode="page">
        <style:background-image/>
      </style:table-properties>
    </style:style>
    <style:style style:name="Cronograma.A" style:family="table-column">
      <style:table-column-properties style:column-width="9.036cm" style:rel-column-width="22832*"/>
    </style:style>
    <style:style style:name="Cronograma.B" style:family="table-column">
      <style:table-column-properties style:column-width="2.113cm" style:rel-column-width="5338*"/>
    </style:style>
    <style:style style:name="Cronograma.C" style:family="table-column">
      <style:table-column-properties style:column-width="2.113cm" style:rel-column-width="5337*"/>
    </style:style>
    <style:style style:name="Cronograma.H" style:family="table-column">
      <style:table-column-properties style:column-width="2.113cm" style:rel-column-width="5339*"/>
    </style:style>
    <style:style style:name="Cronograma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ronograma.I1" style:family="table-cell">
      <style:table-cell-properties fo:background-color="#cccccc" fo:padding="0.097cm" fo:border="0.05pt solid #000000">
        <style:background-image/>
      </style:table-cell-properties>
    </style:style>
    <style:style style:name="Cronograma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Cronograma.B2" style:family="table-cell">
      <style:table-cell-properties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Cronograma.C2" style:family="table-cell">
      <style:table-cell-properties fo:padding="0.097cm" fo:border-left="0.05pt solid #000000" fo:border-right="none" fo:border-top="none" fo:border-bottom="0.05pt solid #000000"/>
    </style:style>
    <style:style style:name="Cronograma.D2" style:family="table-cell">
      <style:table-cell-properties fo:padding="0.097cm" fo:border-left="0.05pt solid #000000" fo:border-right="none" fo:border-top="none" fo:border-bottom="0.05pt solid #000000"/>
    </style:style>
    <style:style style:name="Cronograma.E2" style:family="table-cell">
      <style:table-cell-properties fo:padding="0.097cm" fo:border-left="0.05pt solid #000000" fo:border-right="none" fo:border-top="none" fo:border-bottom="0.05pt solid #000000"/>
    </style:style>
    <style:style style:name="Cronograma.F2" style:family="table-cell">
      <style:table-cell-properties fo:padding="0.097cm" fo:border-left="0.05pt solid #000000" fo:border-right="none" fo:border-top="none" fo:border-bottom="0.05pt solid #000000"/>
    </style:style>
    <style:style style:name="Cronograma.G2" style:family="table-cell">
      <style:table-cell-properties fo:padding="0.097cm" fo:border-left="0.05pt solid #000000" fo:border-right="none" fo:border-top="none" fo:border-bottom="0.05pt solid #000000"/>
    </style:style>
    <style:style style:name="Cronograma.H2" style:family="table-cell">
      <style:table-cell-properties fo:padding="0.097cm" fo:border-left="0.05pt solid #000000" fo:border-right="none" fo:border-top="none" fo:border-bottom="0.05pt solid #000000"/>
    </style:style>
    <style:style style:name="Cronograma.I2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C3" style:family="table-cell">
      <style:table-cell-properties fo:padding="0.097cm" fo:border-left="0.05pt solid #000000" fo:border-right="none" fo:border-top="none" fo:border-bottom="0.05pt solid #000000"/>
    </style:style>
    <style:style style:name="Cronograma.D3" style:family="table-cell">
      <style:table-cell-properties fo:padding="0.097cm" fo:border-left="0.05pt solid #000000" fo:border-right="none" fo:border-top="none" fo:border-bottom="0.05pt solid #000000"/>
    </style:style>
    <style:style style:name="Cronograma.E3" style:family="table-cell">
      <style:table-cell-properties fo:padding="0.097cm" fo:border-left="0.05pt solid #000000" fo:border-right="none" fo:border-top="none" fo:border-bottom="0.05pt solid #000000"/>
    </style:style>
    <style:style style:name="Cronograma.F3" style:family="table-cell">
      <style:table-cell-properties fo:padding="0.097cm" fo:border-left="0.05pt solid #000000" fo:border-right="none" fo:border-top="none" fo:border-bottom="0.05pt solid #000000"/>
    </style:style>
    <style:style style:name="Cronograma.G3" style:family="table-cell">
      <style:table-cell-properties fo:padding="0.097cm" fo:border-left="0.05pt solid #000000" fo:border-right="none" fo:border-top="none" fo:border-bottom="0.05pt solid #000000"/>
    </style:style>
    <style:style style:name="Cronograma.H3" style:family="table-cell">
      <style:table-cell-properties fo:padding="0.097cm" fo:border-left="0.05pt solid #000000" fo:border-right="none" fo:border-top="none" fo:border-bottom="0.05pt solid #000000"/>
    </style:style>
    <style:style style:name="Cronograma.I3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C4" style:family="table-cell">
      <style:table-cell-properties fo:padding="0.097cm" fo:border-left="0.05pt solid #000000" fo:border-right="none" fo:border-top="none" fo:border-bottom="0.05pt solid #000000"/>
    </style:style>
    <style:style style:name="Cronograma.D4" style:family="table-cell">
      <style:table-cell-properties fo:padding="0.097cm" fo:border-left="0.05pt solid #000000" fo:border-right="none" fo:border-top="none" fo:border-bottom="0.05pt solid #000000"/>
    </style:style>
    <style:style style:name="Cronograma.E4" style:family="table-cell">
      <style:table-cell-properties fo:padding="0.097cm" fo:border-left="0.05pt solid #000000" fo:border-right="none" fo:border-top="none" fo:border-bottom="0.05pt solid #000000"/>
    </style:style>
    <style:style style:name="Cronograma.F4" style:family="table-cell">
      <style:table-cell-properties fo:padding="0.097cm" fo:border-left="0.05pt solid #000000" fo:border-right="none" fo:border-top="none" fo:border-bottom="0.05pt solid #000000"/>
    </style:style>
    <style:style style:name="Cronograma.G4" style:family="table-cell">
      <style:table-cell-properties fo:padding="0.097cm" fo:border-left="0.05pt solid #000000" fo:border-right="none" fo:border-top="none" fo:border-bottom="0.05pt solid #000000"/>
    </style:style>
    <style:style style:name="Cronograma.H4" style:family="table-cell">
      <style:table-cell-properties fo:padding="0.097cm" fo:border-left="0.05pt solid #000000" fo:border-right="none" fo:border-top="none" fo:border-bottom="0.05pt solid #000000"/>
    </style:style>
    <style:style style:name="Cronograma.I4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5" style:family="table-row">
      <style:table-row-properties fo:background-color="transparent">
        <style:background-image/>
      </style:table-row-properties>
    </style:style>
    <style:style style:name="Cronograma.D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Cronograma.I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fo:language="es" fo:country="ES"/>
    </style:style>
    <style:style style:name="P2" style:family="paragraph" style:parent-style-name="Header"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language="es" fo:country="ES" officeooo:paragraph-rsid="00eaf42f"/>
    </style:style>
    <style:style style:name="P5" style:family="paragraph" style:parent-style-name="Standard">
      <style:text-properties fo:language="es" fo:country="ES" officeooo:paragraph-rsid="019aff6a"/>
    </style:style>
    <style:style style:name="P6" style:family="paragraph" style:parent-style-name="Standard">
      <style:text-properties fo:color="#000000" style:font-name="DejaVu Sans2" fo:font-size="12pt" fo:language="es" fo:country="ES" officeooo:rsid="0016e716" officeooo:paragraph-rsid="0017ca9e" style:font-size-asian="12pt" style:font-name-complex="Calibri1" style:font-size-complex="12pt" style:font-weight-complex="bold"/>
    </style:style>
    <style:style style:name="P7" style:family="paragraph" style:parent-style-name="Standard">
      <style:paragraph-properties fo:margin-top="0.212cm" fo:margin-bottom="0cm" loext:contextual-spacing="false" fo:line-height="100%"/>
      <style:text-properties style:font-name="DejaVu Sans2" fo:language="es" fo:country="ES" officeooo:paragraph-rsid="03c9146e" style:language-asian="es" style:country-asian="ES" style:font-name-complex="Times New Roman1" style:font-size-complex="12pt"/>
    </style:style>
    <style:style style:name="P8" style:family="paragraph" style:parent-style-name="Standard">
      <style:paragraph-properties fo:margin-top="0.212cm" fo:margin-bottom="0cm" loext:contextual-spacing="false" fo:line-height="100%"/>
      <style:text-properties style:font-name="DejaVu Sans2" fo:language="es" fo:country="ES" officeooo:paragraph-rsid="018e7a8b" style:language-asian="es" style:country-asian="ES" style:font-name-complex="Times New Roman1" style:font-size-complex="12pt"/>
    </style:style>
    <style:style style:name="P9" style:family="paragraph" style:parent-style-name="Standard">
      <style:paragraph-properties fo:margin-top="0.212cm" fo:margin-bottom="0cm" loext:contextual-spacing="false" fo:line-height="100%"/>
      <style:text-properties style:font-name="DejaVu Sans2" fo:language="es" fo:country="ES" officeooo:paragraph-rsid="0091722a" style:language-asian="es" style:country-asian="ES" style:font-name-complex="Times New Roman1" style:font-size-complex="12pt"/>
    </style:style>
    <style:style style:name="P10" style:family="paragraph" style:parent-style-name="Standard">
      <style:paragraph-properties fo:margin-top="0.212cm" fo:margin-bottom="0cm" loext:contextual-spacing="false" fo:line-height="100%"/>
      <style:text-properties style:font-name="DejaVu Sans2" fo:language="es" fo:country="ES" officeooo:paragraph-rsid="01378b75" style:language-asian="es" style:country-asian="ES" style:font-name-complex="Times New Roman1" style:font-size-complex="12pt"/>
    </style:style>
    <style:style style:name="P11" style:family="paragraph" style:parent-style-name="Standard">
      <style:paragraph-properties fo:margin-top="0.212cm" fo:margin-bottom="0cm" loext:contextual-spacing="false" fo:line-height="100%"/>
      <style:text-properties style:font-name="DejaVu Sans2" fo:language="es" fo:country="ES" officeooo:paragraph-rsid="019aff6a" style:language-asian="es" style:country-asian="ES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fo:font-size="10pt" fo:language="es" fo:country="ES" fo:font-weight="bold" officeooo:paragraph-rsid="00ed8468" style:font-name-asian="Times New Roman" style:font-size-asian="10pt" style:language-asian="es" style:country-asian="VE" style:font-weight-asian="bold" style:font-name-complex="Arial1" style:font-size-complex="10pt"/>
    </style:style>
    <style:style style:name="P13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0d671b3" style:font-size-asian="11pt" style:language-asian="es" style:country-asian="VE" style:font-size-complex="11pt"/>
    </style:style>
    <style:style style:name="P14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DejaVu Sans2" fo:font-size="11pt" fo:language="es" fo:country="ES" officeooo:paragraph-rsid="00d671b3" style:font-size-asian="11pt" style:language-asian="es" style:country-asian="VE" style:font-size-complex="11pt"/>
    </style:style>
    <style:style style:name="P15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DejaVu Sans2" fo:font-size="11pt" fo:language="es" fo:country="ES" officeooo:paragraph-rsid="0182d86c" style:font-size-asian="11pt" style:language-asian="es" style:country-asian="VE" style:font-size-complex="11pt"/>
    </style:style>
    <style:style style:name="P16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DejaVu Sans2" fo:font-size="11pt" fo:language="es" fo:country="ES" officeooo:paragraph-rsid="00656ec3" style:font-size-asian="11pt" style:language-asian="es" style:country-asian="VE" style:font-size-complex="11pt"/>
    </style:style>
    <style:style style:name="P17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DejaVu Sans2" fo:font-size="11pt" fo:language="es" fo:country="ES" officeooo:paragraph-rsid="00eaf42f" style:font-size-asian="11pt" style:language-asian="es" style:country-asian="VE" style:font-size-complex="11pt"/>
    </style:style>
    <style:style style:name="P18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DejaVu Sans2" fo:font-size="11pt" fo:language="es" fo:country="ES" officeooo:paragraph-rsid="01574254" style:font-size-asian="11pt" style:language-asian="es" style:country-asian="VE" style:font-size-complex="11pt"/>
    </style:style>
    <style:style style:name="P19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182d86c" style:font-size-asian="11pt" style:language-asian="es" style:country-asian="VE" style:font-size-complex="11pt"/>
    </style:style>
    <style:style style:name="P20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0656ec3" style:font-size-asian="11pt" style:language-asian="es" style:country-asian="VE" style:font-size-complex="11pt"/>
    </style:style>
    <style:style style:name="P21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0eaf42f" style:font-size-asian="11pt" style:language-asian="es" style:country-asian="VE" style:font-size-complex="11pt"/>
    </style:style>
    <style:style style:name="P22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1574254" style:font-size-asian="11pt" style:language-asian="es" style:country-asian="VE" style:font-size-complex="11pt"/>
    </style:style>
    <style:style style:name="P23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0d671b3" style:font-size-asian="11pt" style:font-size-complex="11pt"/>
    </style:style>
    <style:style style:name="P24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182d86c" style:font-size-asian="11pt" style:font-size-complex="11pt"/>
    </style:style>
    <style:style style:name="P25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0656ec3" style:font-size-asian="11pt" style:font-size-complex="11pt"/>
    </style:style>
    <style:style style:name="P26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0eaf42f" style:font-size-asian="11pt" style:font-size-complex="11pt"/>
    </style:style>
    <style:style style:name="P27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1574254" style:font-size-asian="11pt" style:font-size-complex="11pt"/>
    </style:style>
    <style:style style:name="P28" style:family="paragraph" style:parent-style-name="Standard">
      <style:paragraph-properties fo:margin-top="0.071cm" fo:margin-bottom="0.071cm" loext:contextual-spacing="false"/>
      <style:text-properties style:use-window-font-color="true" style:font-name="DejaVu Sans2" fo:font-size="11pt" fo:language="es" fo:country="ES" fo:font-weight="bold" officeooo:paragraph-rsid="00656ec3" style:font-size-asian="11pt" style:language-asian="es" style:country-asian="VE" style:font-weight-asian="bold" style:font-size-complex="11pt"/>
    </style:style>
    <style:style style:name="P29" style:family="paragraph" style:parent-style-name="Standard">
      <loext:graphic-properties draw:fill="solid" draw:fill-color="#dddddd" draw:opacity="100%"/>
      <style:paragraph-properties fo:margin-top="0.071cm" fo:margin-bottom="0.071cm" loext:contextual-spacing="false" fo:background-color="#dddddd"/>
      <style:text-properties style:use-window-font-color="true" style:font-name="DejaVu Sans2" fo:font-size="11pt" fo:language="es" fo:country="ES" fo:font-weight="bold" officeooo:paragraph-rsid="00656ec3" style:font-size-asian="11pt" style:language-asian="es" style:country-asian="VE" style:font-weight-asian="bold" style:font-size-complex="11pt"/>
    </style:style>
    <style:style style:name="P30" style:family="paragraph" style:parent-style-name="Text_20_body">
      <style:text-properties fo:language="es" fo:country="ES" officeooo:rsid="0179efc6" officeooo:paragraph-rsid="00ea3a50"/>
    </style:style>
    <style:style style:name="P31" style:family="paragraph" style:parent-style-name="Text_20_body">
      <style:text-properties fo:language="es" fo:country="ES" officeooo:rsid="00ea3a50" officeooo:paragraph-rsid="00ea3a50"/>
    </style:style>
    <style:style style:name="P32" style:family="paragraph" style:parent-style-name="Text_20_body">
      <style:text-properties fo:color="#6666ff" fo:language="es" fo:country="ES" fo:font-weight="bold" officeooo:rsid="01527589" officeooo:paragraph-rsid="01527589" style:font-weight-asian="bold" style:font-weight-complex="bold"/>
    </style:style>
    <style:style style:name="P33" style:family="paragraph" style:parent-style-name="Text_20_body">
      <style:text-properties fo:color="#6666ff" fo:language="es" fo:country="ES" fo:font-weight="bold" officeooo:rsid="039f36e4" officeooo:paragraph-rsid="039f36e4" style:font-weight-asian="bold" style:font-weight-complex="bold"/>
    </style:style>
    <style:style style:name="P34" style:family="paragraph" style:parent-style-name="Text_20_body">
      <style:text-properties fo:color="#ff3333" fo:language="es" fo:country="ES" officeooo:rsid="00ea3a50" officeooo:paragraph-rsid="00ea3a50"/>
    </style:style>
    <style:style style:name="P35" style:family="paragraph" style:parent-style-name="Table_20_Contents">
      <style:text-properties fo:language="es" fo:country="ES"/>
    </style:style>
    <style:style style:name="P36" style:family="paragraph" style:parent-style-name="Table_20_Contents">
      <style:paragraph-properties fo:text-align="center" style:justify-single-word="false"/>
      <style:text-properties fo:language="es" fo:country="ES"/>
    </style:style>
    <style:style style:name="P37" style:family="paragraph" style:parent-style-name="Table_20_Contents">
      <style:text-properties fo:language="es" fo:country="ES" officeooo:rsid="0091722a" officeooo:paragraph-rsid="01a54144"/>
    </style:style>
    <style:style style:name="P38" style:family="paragraph" style:parent-style-name="Table_20_Contents">
      <style:text-properties fo:language="es" fo:country="ES" officeooo:rsid="0091722a" officeooo:paragraph-rsid="03c9146e"/>
    </style:style>
    <style:style style:name="P39" style:family="paragraph" style:parent-style-name="Table_20_Contents">
      <style:text-properties fo:language="es" fo:country="ES" officeooo:rsid="0091722a" officeooo:paragraph-rsid="018e7a8b"/>
    </style:style>
    <style:style style:name="P40" style:family="paragraph" style:parent-style-name="Table_20_Contents">
      <style:text-properties fo:language="es" fo:country="ES" officeooo:rsid="0091722a" officeooo:paragraph-rsid="0091722a"/>
    </style:style>
    <style:style style:name="P41" style:family="paragraph" style:parent-style-name="Table_20_Contents">
      <style:text-properties fo:language="es" fo:country="ES" officeooo:rsid="0091722a" officeooo:paragraph-rsid="013a66c8"/>
    </style:style>
    <style:style style:name="P42" style:family="paragraph" style:parent-style-name="Table_20_Contents">
      <style:text-properties fo:language="es" fo:country="ES" officeooo:rsid="0091722a" officeooo:paragraph-rsid="01a7cfe3"/>
    </style:style>
    <style:style style:name="P43" style:family="paragraph" style:parent-style-name="Table_20_Contents">
      <style:text-properties fo:language="es" fo:country="ES" officeooo:paragraph-rsid="00d671b3"/>
    </style:style>
    <style:style style:name="P44" style:family="paragraph" style:parent-style-name="Table_20_Contents">
      <style:text-properties fo:language="es" fo:country="ES" officeooo:rsid="0182d86c" officeooo:paragraph-rsid="0182d86c"/>
    </style:style>
    <style:style style:name="P45" style:family="paragraph" style:parent-style-name="Table_20_Contents">
      <style:text-properties fo:language="es" fo:country="ES" officeooo:rsid="0182d86c" officeooo:paragraph-rsid="0182d86c" style:language-asian="es" style:country-asian="AR"/>
    </style:style>
    <style:style style:name="P46" style:family="paragraph" style:parent-style-name="Table_20_Contents">
      <style:text-properties fo:language="es" fo:country="ES" officeooo:paragraph-rsid="0182d86c"/>
    </style:style>
    <style:style style:name="P47" style:family="paragraph" style:parent-style-name="Table_20_Contents">
      <style:text-properties fo:language="es" fo:country="ES" officeooo:paragraph-rsid="00656ec3"/>
    </style:style>
    <style:style style:name="P48" style:family="paragraph" style:parent-style-name="Table_20_Contents">
      <style:text-properties fo:language="es" fo:country="ES" officeooo:paragraph-rsid="00eaf42f"/>
    </style:style>
    <style:style style:name="P49" style:family="paragraph" style:parent-style-name="Table_20_Contents">
      <style:text-properties fo:language="es" fo:country="ES" officeooo:paragraph-rsid="015bbdbc"/>
    </style:style>
    <style:style style:name="P50" style:family="paragraph" style:parent-style-name="Table_20_Contents">
      <style:text-properties fo:language="es" fo:country="ES" officeooo:paragraph-rsid="01574254"/>
    </style:style>
    <style:style style:name="P51" style:family="paragraph" style:parent-style-name="Table_20_Contents">
      <style:text-properties fo:language="es" fo:country="ES" officeooo:paragraph-rsid="015edc84"/>
    </style:style>
    <style:style style:name="P52" style:family="paragraph" style:parent-style-name="Table_20_Contents">
      <style:text-properties fo:language="es" fo:country="ES" officeooo:paragraph-rsid="03c9146e"/>
    </style:style>
    <style:style style:name="P53" style:family="paragraph" style:parent-style-name="Table_20_Contents">
      <style:text-properties fo:language="es" fo:country="ES" officeooo:rsid="03c566c9" officeooo:paragraph-rsid="03c9146e"/>
    </style:style>
    <style:style style:name="P54" style:family="paragraph" style:parent-style-name="Table_20_Contents">
      <style:text-properties fo:language="es" fo:country="ES" officeooo:paragraph-rsid="018e7a8b"/>
    </style:style>
    <style:style style:name="P55" style:family="paragraph" style:parent-style-name="Table_20_Contents">
      <style:text-properties fo:language="es" fo:country="ES" officeooo:rsid="009287e6" officeooo:paragraph-rsid="018e7a8b"/>
    </style:style>
    <style:style style:name="P56" style:family="paragraph" style:parent-style-name="Table_20_Contents">
      <style:text-properties fo:language="es" fo:country="ES" officeooo:rsid="0052ace3" officeooo:paragraph-rsid="018e7a8b"/>
    </style:style>
    <style:style style:name="P57" style:family="paragraph" style:parent-style-name="Table_20_Contents">
      <style:text-properties fo:language="es" fo:country="ES" officeooo:rsid="0052ace3" officeooo:paragraph-rsid="0091722a"/>
    </style:style>
    <style:style style:name="P58" style:family="paragraph" style:parent-style-name="Table_20_Contents">
      <style:text-properties fo:language="es" fo:country="ES" officeooo:paragraph-rsid="0091722a"/>
    </style:style>
    <style:style style:name="P59" style:family="paragraph" style:parent-style-name="Table_20_Contents">
      <style:text-properties fo:language="es" fo:country="ES" officeooo:paragraph-rsid="01378b75"/>
    </style:style>
    <style:style style:name="P60" style:family="paragraph" style:parent-style-name="Table_20_Contents">
      <style:text-properties fo:language="es" fo:country="ES" officeooo:paragraph-rsid="019aff6a"/>
    </style:style>
    <style:style style:name="P61" style:family="paragraph" style:parent-style-name="Table_20_Contents">
      <style:paragraph-properties style:writing-mode="page"/>
      <style:text-properties fo:language="es" fo:country="ES" officeooo:paragraph-rsid="00ea3a50"/>
    </style:style>
    <style:style style:name="P62" style:family="paragraph" style:parent-style-name="Table_20_Contents">
      <style:paragraph-properties style:writing-mode="page"/>
      <style:text-properties fo:language="es" fo:country="ES" officeooo:paragraph-rsid="01352f44"/>
    </style:style>
    <style:style style:name="P63" style:family="paragraph" style:parent-style-name="Table_20_Contents">
      <style:paragraph-properties style:writing-mode="page"/>
      <style:text-properties fo:language="es" fo:country="ES" officeooo:paragraph-rsid="015bbdbc"/>
    </style:style>
    <style:style style:name="P64" style:family="paragraph" style:parent-style-name="Table_20_Contents">
      <style:paragraph-properties style:writing-mode="page"/>
      <style:text-properties fo:language="es" fo:country="ES" officeooo:rsid="015dde83" officeooo:paragraph-rsid="015fd0e1"/>
    </style:style>
    <style:style style:name="P65" style:family="paragraph" style:parent-style-name="Table_20_Contents">
      <style:paragraph-properties style:writing-mode="page"/>
      <style:text-properties fo:language="es" fo:country="ES" officeooo:rsid="01656d30" officeooo:paragraph-rsid="01656d30"/>
    </style:style>
    <style:style style:name="P66" style:family="paragraph" style:parent-style-name="Title">
      <style:text-properties fo:language="es" fo:country="ES"/>
    </style:style>
    <style:style style:name="P67" style:family="paragraph" style:parent-style-name="Título_20_principal">
      <style:paragraph-properties fo:margin-left="0cm" fo:margin-right="0cm" fo:text-indent="0cm" style:auto-text-indent="false"/>
      <style:text-properties fo:language="es" fo:country="ES"/>
    </style:style>
    <style:style style:name="P68" style:family="paragraph" style:parent-style-name="Numeración_20_Tabla">
      <loext:graphic-properties draw:fill="none"/>
      <style:paragraph-properties fo:margin-left="0cm" fo:margin-right="0cm" fo:margin-top="0.101cm" fo:margin-bottom="0.101cm" loext:contextual-spacing="false" fo:line-height="0.6cm" fo:text-align="justify" style:justify-single-word="false" fo:text-indent="0cm" style:auto-text-indent="false" fo:background-color="transparent" text:number-lines="false" text:line-number="0" style:writing-mode="page">
        <style:tab-stops/>
      </style:paragraph-properties>
      <style:text-properties fo:language="es" fo:country="ES" officeooo:paragraph-rsid="03c9146e"/>
    </style:style>
    <style:style style:name="P69" style:family="paragraph" style:parent-style-name="Numeración_20_Tabla">
      <loext:graphic-properties draw:fill="none"/>
      <style:paragraph-properties fo:margin-left="0cm" fo:margin-right="0cm" fo:margin-top="0.101cm" fo:margin-bottom="0.101cm" loext:contextual-spacing="false" fo:line-height="0.6cm" fo:text-align="justify" style:justify-single-word="false" fo:text-indent="0cm" style:auto-text-indent="false" fo:background-color="transparent" text:number-lines="false" text:line-number="0" style:writing-mode="page">
        <style:tab-stops/>
      </style:paragraph-properties>
      <style:text-properties fo:language="es" fo:country="ES" officeooo:paragraph-rsid="018e7a8b"/>
    </style:style>
    <style:style style:name="P70" style:family="paragraph" style:parent-style-name="Numeración_20_Tabla">
      <loext:graphic-properties draw:fill="none"/>
      <style:paragraph-properties fo:margin-left="0cm" fo:margin-right="0cm" fo:margin-top="0.101cm" fo:margin-bottom="0.101cm" loext:contextual-spacing="false" fo:line-height="0.6cm" fo:text-align="justify" style:justify-single-word="false" fo:text-indent="0cm" style:auto-text-indent="false" fo:background-color="transparent" text:number-lines="false" text:line-number="0" style:writing-mode="page">
        <style:tab-stops/>
      </style:paragraph-properties>
      <style:text-properties fo:language="es" fo:country="ES" officeooo:paragraph-rsid="0091722a"/>
    </style:style>
    <style:style style:name="P71" style:family="paragraph" style:parent-style-name="Numeración_20_Tabla">
      <loext:graphic-properties draw:fill="none"/>
      <style:paragraph-properties fo:margin-left="0cm" fo:margin-right="0cm" fo:margin-top="0.101cm" fo:margin-bottom="0.101cm" loext:contextual-spacing="false" fo:line-height="0.6cm" fo:text-align="justify" style:justify-single-word="false" fo:text-indent="0cm" style:auto-text-indent="false" fo:background-color="transparent" text:number-lines="false" text:line-number="0" style:writing-mode="page">
        <style:tab-stops/>
      </style:paragraph-properties>
      <style:text-properties fo:language="es" fo:country="ES" officeooo:paragraph-rsid="01378b75"/>
    </style:style>
    <style:style style:name="P72" style:family="paragraph" style:parent-style-name="Numeración_20_Tabla">
      <loext:graphic-properties draw:fill="none"/>
      <style:paragraph-properties fo:margin-left="0cm" fo:margin-right="0cm" fo:margin-top="0.101cm" fo:margin-bottom="0.101cm" loext:contextual-spacing="false" fo:line-height="0.6cm" fo:text-align="justify" style:justify-single-word="false" fo:text-indent="0cm" style:auto-text-indent="false" fo:background-color="transparent" text:number-lines="false" text:line-number="0" style:writing-mode="page">
        <style:tab-stops/>
      </style:paragraph-properties>
      <style:text-properties fo:language="es" fo:country="ES"/>
    </style:style>
    <style:style style:name="P73" style:family="paragraph" style:parent-style-name="Numeración_20_Tabla">
      <loext:graphic-properties draw:fill="none"/>
      <style:paragraph-properties fo:margin-left="0cm" fo:margin-right="0cm" fo:margin-top="0.101cm" fo:margin-bottom="0.101cm" loext:contextual-spacing="false" fo:line-height="0.6cm" fo:text-align="justify" style:justify-single-word="false" fo:text-indent="0cm" style:auto-text-indent="false" fo:background-color="transparent" text:number-lines="false" text:line-number="0" style:writing-mode="page">
        <style:tab-stops/>
      </style:paragraph-properties>
      <style:text-properties fo:language="es" fo:country="ES" officeooo:paragraph-rsid="019aff6a"/>
    </style:style>
    <style:style style:name="P74" style:family="paragraph" style:parent-style-name="Table_20_Heading">
      <style:text-properties fo:color="#000000" fo:language="es" fo:country="ES" fo:font-style="normal" officeooo:paragraph-rsid="01759026" style:font-style-asian="normal" style:font-style-complex="normal"/>
    </style:style>
    <style:style style:name="P75" style:family="paragraph" style:parent-style-name="Table_20_Heading">
      <style:text-properties fo:color="#000000" fo:language="es" fo:country="ES" fo:font-style="normal" officeooo:paragraph-rsid="0182d86c" style:font-style-asian="normal" style:font-style-complex="normal"/>
    </style:style>
    <style:style style:name="P76" style:family="paragraph" style:parent-style-name="Table_20_Heading">
      <style:text-properties fo:color="#000000" fo:language="es" fo:country="ES" fo:font-style="normal" fo:font-weight="bold" officeooo:rsid="0182d86c" officeooo:paragraph-rsid="03c9146e" style:language-asian="es" style:country-asian="AR" style:font-style-asian="normal" style:font-weight-asian="bold" style:font-style-complex="normal" style:font-weight-complex="bold"/>
    </style:style>
    <style:style style:name="P77" style:family="paragraph" style:parent-style-name="Table_20_Heading">
      <style:text-properties fo:language="es" fo:country="ES"/>
    </style:style>
    <style:style style:name="P78" style:family="paragraph" style:parent-style-name="Table_20_Heading">
      <style:text-properties fo:language="es" fo:country="ES" officeooo:paragraph-rsid="00d671b3"/>
    </style:style>
    <style:style style:name="P79" style:family="paragraph" style:parent-style-name="Table_20_Heading">
      <style:text-properties fo:language="es" fo:country="ES" officeooo:paragraph-rsid="0182d86c"/>
    </style:style>
    <style:style style:name="P80" style:family="paragraph" style:parent-style-name="Table_20_Heading">
      <style:text-properties fo:language="es" fo:country="ES" officeooo:paragraph-rsid="00656ec3"/>
    </style:style>
    <style:style style:name="P81" style:family="paragraph" style:parent-style-name="Table_20_Heading">
      <style:text-properties fo:language="es" fo:country="ES" officeooo:paragraph-rsid="00eaf42f"/>
    </style:style>
    <style:style style:name="P82" style:family="paragraph" style:parent-style-name="Table_20_Heading">
      <style:text-properties fo:language="es" fo:country="ES" officeooo:paragraph-rsid="01574254"/>
    </style:style>
    <style:style style:name="P83" style:family="paragraph" style:parent-style-name="Table_20_Heading">
      <style:text-properties fo:language="es" fo:country="ES" officeooo:paragraph-rsid="03c9146e"/>
    </style:style>
    <style:style style:name="P84" style:family="paragraph" style:parent-style-name="Table_20_Heading">
      <style:text-properties fo:language="es" fo:country="ES" officeooo:paragraph-rsid="018e7a8b"/>
    </style:style>
    <style:style style:name="P85" style:family="paragraph" style:parent-style-name="Table_20_Heading">
      <style:text-properties fo:language="es" fo:country="ES" officeooo:paragraph-rsid="0091722a"/>
    </style:style>
    <style:style style:name="P86" style:family="paragraph" style:parent-style-name="Table_20_Heading">
      <style:text-properties fo:language="es" fo:country="ES" officeooo:paragraph-rsid="016c02b9"/>
    </style:style>
    <style:style style:name="P87" style:family="paragraph" style:parent-style-name="Table_20_Heading">
      <style:text-properties fo:language="es" fo:country="ES" officeooo:paragraph-rsid="01378b75"/>
    </style:style>
    <style:style style:name="P88" style:family="paragraph" style:parent-style-name="Table_20_Heading">
      <style:text-properties fo:language="es" fo:country="ES" officeooo:paragraph-rsid="019f729c"/>
    </style:style>
    <style:style style:name="P89" style:family="paragraph" style:parent-style-name="Table_20_Heading">
      <style:text-properties fo:language="es" fo:country="ES" officeooo:paragraph-rsid="019aff6a"/>
    </style:style>
    <style:style style:name="P90" style:family="paragraph" style:parent-style-name="Table_20_Heading">
      <style:text-properties fo:language="es" fo:country="ES" officeooo:rsid="01a76ab0" officeooo:paragraph-rsid="01a76ab0"/>
    </style:style>
    <style:style style:name="P91" style:family="paragraph" style:parent-style-name="Table_20_Heading">
      <style:text-properties fo:language="es" fo:country="ES" officeooo:paragraph-rsid="01bcb369"/>
    </style:style>
    <style:style style:name="P92" style:family="paragraph" style:parent-style-name="Table_20_Heading">
      <style:text-properties fo:language="es" fo:country="ES" officeooo:paragraph-rsid="02474c9d"/>
    </style:style>
    <style:style style:name="P93" style:family="paragraph" style:parent-style-name="Table_20_Heading">
      <style:text-properties fo:language="es" fo:country="ES" officeooo:paragraph-rsid="035779e3"/>
    </style:style>
    <style:style style:name="P94" style:family="paragraph" style:parent-style-name="Table_20_Heading">
      <style:text-properties style:use-window-font-color="true" fo:language="es" fo:country="ES" officeooo:paragraph-rsid="00656ec3"/>
    </style:style>
    <style:style style:name="P95" style:family="paragraph" style:parent-style-name="Mi_20_Título">
      <style:text-properties fo:language="es" fo:country="ES"/>
    </style:style>
    <style:style style:name="P96" style:family="paragraph" style:parent-style-name="Mi_20_Título">
      <style:paragraph-properties fo:break-before="page"/>
      <style:text-properties fo:language="es" fo:country="ES"/>
    </style:style>
    <style:style style:name="P97" style:family="paragraph" style:parent-style-name="Mi_20_Título">
      <style:paragraph-properties fo:break-before="page"/>
      <style:text-properties fo:language="es" fo:country="ES" officeooo:rsid="00e3ddfd" officeooo:paragraph-rsid="00ed8468"/>
    </style:style>
    <style:style style:name="P98" style:family="paragraph" style:parent-style-name="Título_20_tabla_20_centrado">
      <style:text-properties fo:language="es" fo:country="ES"/>
    </style:style>
    <style:style style:name="P99" style:family="paragraph" style:parent-style-name="Título_20_tabla_20_centrado">
      <style:text-properties fo:language="es" fo:country="ES" officeooo:rsid="00e89140" officeooo:paragraph-rsid="00e89140"/>
    </style:style>
    <style:style style:name="P100" style:family="paragraph" style:parent-style-name="Título_20_pequeño">
      <style:text-properties fo:language="es" fo:country="ES"/>
    </style:style>
    <style:style style:name="P101" style:family="paragraph" style:parent-style-name="Título_20_pequeño">
      <style:text-properties style:use-window-font-color="true" fo:language="es" fo:country="ES"/>
    </style:style>
    <style:style style:name="P102" style:family="paragraph" style:parent-style-name="Título_20_pequeño">
      <style:text-properties style:use-window-font-color="true" fo:language="es" fo:country="ES" officeooo:rsid="039d6327" officeooo:paragraph-rsid="039d6327"/>
    </style:style>
    <style:style style:name="P103" style:family="paragraph" style:parent-style-name="Numeración_20_Tabla" style:list-style-name="Numeración_20_Tabla">
      <style:text-properties fo:language="es" fo:country="ES"/>
    </style:style>
    <style:style style:name="P104" style:family="paragraph" style:parent-style-name="Numeración_20_Tabla" style:list-style-name="Numeración_20_Tabla">
      <style:text-properties fo:language="es" fo:country="ES" officeooo:paragraph-rsid="03c9146e"/>
    </style:style>
    <style:style style:name="P105" style:family="paragraph" style:parent-style-name="Numeración_20_Tabla" style:list-style-name="Numeración_20_Tabla">
      <style:text-properties fo:language="es" fo:country="ES" officeooo:paragraph-rsid="03caed33"/>
    </style:style>
    <style:style style:name="P106" style:family="paragraph" style:parent-style-name="Numeración_20_Tabla" style:list-style-name="Numeración_20_Tabla">
      <style:text-properties fo:language="es" fo:country="ES" officeooo:paragraph-rsid="018e7a8b"/>
    </style:style>
    <style:style style:name="P107" style:family="paragraph" style:parent-style-name="Numeración_20_Tabla" style:list-style-name="Numeración_20_Tabla">
      <style:text-properties fo:language="es" fo:country="ES" officeooo:paragraph-rsid="0091722a"/>
    </style:style>
    <style:style style:name="P108" style:family="paragraph" style:parent-style-name="Numeración_20_Tabla" style:list-style-name="Numeración_20_Tabla">
      <style:text-properties fo:language="es" fo:country="ES" officeooo:paragraph-rsid="00987ae2"/>
    </style:style>
    <style:style style:name="P109" style:family="paragraph" style:parent-style-name="Numeración_20_Tabla" style:list-style-name="Numeración_20_Tabla">
      <style:text-properties fo:language="es" fo:country="ES" officeooo:paragraph-rsid="0031278b"/>
    </style:style>
    <style:style style:name="P110" style:family="paragraph" style:parent-style-name="Numeración_20_Tabla" style:list-style-name="Numeración_20_Tabla">
      <style:text-properties fo:language="es" fo:country="ES" officeooo:paragraph-rsid="014a4c02"/>
    </style:style>
    <style:style style:name="P111" style:family="paragraph" style:parent-style-name="Numeración_20_Tabla" style:list-style-name="Numeración_20_Tabla">
      <style:text-properties fo:language="es" fo:country="ES" officeooo:paragraph-rsid="01378b75"/>
    </style:style>
    <style:style style:name="P112" style:family="paragraph" style:parent-style-name="Numeración_20_Tabla" style:list-style-name="Numeración_20_Tabla">
      <style:text-properties fo:language="es" fo:country="ES" officeooo:paragraph-rsid="0142b685"/>
    </style:style>
    <style:style style:name="P113" style:family="paragraph" style:parent-style-name="Numeración_20_Tabla" style:list-style-name="Numeración_20_Tabla">
      <style:text-properties fo:language="es" fo:country="ES" officeooo:paragraph-rsid="014878b8"/>
    </style:style>
    <style:style style:name="P114" style:family="paragraph" style:parent-style-name="Numeración_20_Tabla" style:list-style-name="Numeración_20_Tabla">
      <style:text-properties fo:language="es" fo:country="ES" officeooo:paragraph-rsid="019aff6a"/>
    </style:style>
    <style:style style:name="P115" style:family="paragraph" style:parent-style-name="Numeración_20_Tabla" style:list-style-name="Numeración_20_Tabla">
      <style:text-properties fo:language="es" fo:country="ES" officeooo:paragraph-rsid="039c3870"/>
    </style:style>
    <style:style style:name="P116" style:family="paragraph" style:parent-style-name="Numeración_20_Tabla" style:list-style-name="Numeración_20_Tabla">
      <style:text-properties fo:language="es" fo:country="ES" officeooo:paragraph-rsid="024c05dc"/>
    </style:style>
    <style:style style:name="P117" style:family="paragraph" style:parent-style-name="Numeración_20_Tabla" style:list-style-name="Numeración_20_Tabla">
      <style:text-properties fo:language="es" fo:country="ES" officeooo:paragraph-rsid="03611e65"/>
    </style:style>
    <style:style style:name="P118" style:family="paragraph" style:parent-style-name="Numeración_20_Tabla" style:list-style-name="Numeración_20_Tabla">
      <style:text-properties fo:language="es" fo:country="ES" officeooo:paragraph-rsid="02474c9d"/>
    </style:style>
    <style:style style:name="P119" style:family="paragraph" style:parent-style-name="Numeración_20_Tabla" style:list-style-name="Numeración_20_Tabla">
      <style:text-properties fo:language="es" fo:country="ES" officeooo:paragraph-rsid="024cb73e"/>
    </style:style>
    <style:style style:name="P120" style:family="paragraph" style:parent-style-name="Numeración_20_Tabla" style:list-style-name="Numeración_20_Tabla">
      <style:text-properties fo:language="es" fo:country="ES" officeooo:paragraph-rsid="024924fc"/>
    </style:style>
    <style:style style:name="P121" style:family="paragraph" style:parent-style-name="Numeración_20_Tabla" style:list-style-name="Numeración_20_Tabla">
      <style:text-properties fo:language="es" fo:country="ES" officeooo:paragraph-rsid="0248728d"/>
    </style:style>
    <style:style style:name="P122" style:family="paragraph" style:parent-style-name="Numeración_20_Tabla" style:list-style-name="Numeración_20_Tabla">
      <style:text-properties fo:language="es" fo:country="ES" officeooo:paragraph-rsid="02e12594"/>
    </style:style>
    <style:style style:name="P123" style:family="paragraph" style:parent-style-name="Numeración_20_Tabla" style:list-style-name="Numeración_20_Tabla">
      <style:text-properties fo:language="es" fo:country="ES" officeooo:paragraph-rsid="02e06b53"/>
    </style:style>
    <style:style style:name="P124" style:family="paragraph" style:parent-style-name="Numeración_20_Tabla" style:list-style-name="Numeración_20_Tabla">
      <style:text-properties fo:language="es" fo:country="ES" officeooo:paragraph-rsid="02529be1"/>
    </style:style>
    <style:style style:name="P125" style:family="paragraph" style:parent-style-name="Numeración_20_Tabla" style:list-style-name="Numeración_20_Tabla">
      <style:text-properties fo:language="es" fo:country="ES" officeooo:paragraph-rsid="035f8b62"/>
    </style:style>
    <style:style style:name="P126" style:family="paragraph" style:parent-style-name="Numeración_20_Tabla" style:list-style-name="Numeración_20_Tabla">
      <style:text-properties fo:language="es" fo:country="ES" officeooo:paragraph-rsid="038c5849"/>
    </style:style>
    <style:style style:name="P127" style:family="paragraph" style:parent-style-name="Numeración_20_Tabla" style:list-style-name="Numeración_20_Tabla">
      <style:text-properties fo:language="es" fo:country="ES" officeooo:paragraph-rsid="039495bb"/>
    </style:style>
    <style:style style:name="P128" style:family="paragraph" style:parent-style-name="Numeración_20_Tabla" style:list-style-name="Numeración_20_Tabla">
      <style:text-properties fo:language="es" fo:country="ES" officeooo:rsid="03aa36d4" officeooo:paragraph-rsid="043edfb6"/>
    </style:style>
    <style:style style:name="P129" style:family="paragraph" style:parent-style-name="Numeración_20_Tabla">
      <style:text-properties fo:language="es" fo:country="ES" officeooo:rsid="03ab4872" officeooo:paragraph-rsid="03c9146e"/>
    </style:style>
    <style:style style:name="P130" style:family="paragraph" style:parent-style-name="Numeración_20_Tabla" style:list-style-name="Numeración_20_Tabla">
      <style:text-properties fo:language="es" fo:country="ES" officeooo:rsid="002dce4a" officeooo:paragraph-rsid="03c9146e"/>
    </style:style>
    <style:style style:name="P131" style:family="paragraph" style:parent-style-name="Numeración_20_Tabla" style:list-style-name="Numeración_20_Tabla">
      <style:text-properties fo:language="es" fo:country="ES" officeooo:rsid="002dce4a" officeooo:paragraph-rsid="018e7a8b"/>
    </style:style>
    <style:style style:name="P132" style:family="paragraph" style:parent-style-name="Numeración_20_Tabla" style:list-style-name="Numeración_20_Tabla">
      <style:text-properties fo:language="es" fo:country="ES" officeooo:rsid="002dce4a" officeooo:paragraph-rsid="0091722a"/>
    </style:style>
    <style:style style:name="P133" style:family="paragraph" style:parent-style-name="Numeración_20_Tabla" style:list-style-name="Numeración_20_Tabla">
      <style:text-properties fo:language="es" fo:country="ES" officeooo:rsid="002dce4a" officeooo:paragraph-rsid="019aff6a"/>
    </style:style>
    <style:style style:name="P134" style:family="paragraph" style:parent-style-name="Numeración_20_Tabla" style:list-style-name="Numeración_20_Tabla">
      <style:text-properties fo:language="es" fo:country="ES" officeooo:rsid="00297fc4" officeooo:paragraph-rsid="0091722a"/>
    </style:style>
    <style:style style:name="P135" style:family="paragraph" style:parent-style-name="Numeración_20_Tabla" style:list-style-name="Numeración_20_Tabla">
      <style:text-properties fo:language="es" fo:country="ES" officeooo:rsid="00297fc4" officeooo:paragraph-rsid="01469974"/>
    </style:style>
    <style:style style:name="P136" style:family="paragraph" style:parent-style-name="Numeración_20_Tabla" style:list-style-name="Numeración_20_Tabla">
      <style:text-properties fo:language="es" fo:country="ES" officeooo:rsid="00297fc4" officeooo:paragraph-rsid="014878b8"/>
    </style:style>
    <style:style style:name="P137" style:family="paragraph" style:parent-style-name="Numeración_20_Tabla" style:list-style-name="Numeración_20_Tabla">
      <style:text-properties fo:language="es" fo:country="ES" officeooo:rsid="00299e88" officeooo:paragraph-rsid="0091722a"/>
    </style:style>
    <style:style style:name="P138" style:family="paragraph" style:parent-style-name="Numeración_20_Tabla" style:list-style-name="Numeración_20_Tabla">
      <style:text-properties fo:language="es" fo:country="ES" officeooo:rsid="00987ae2" officeooo:paragraph-rsid="00987ae2"/>
    </style:style>
    <style:style style:name="P139" style:family="paragraph" style:parent-style-name="Numeración_20_Tabla" style:list-style-name="Numeración_20_Tabla">
      <style:text-properties fo:language="es" fo:country="ES" officeooo:rsid="00987ae2" officeooo:paragraph-rsid="01378b75"/>
    </style:style>
    <style:style style:name="P140" style:family="paragraph" style:parent-style-name="Numeración_20_Tabla" style:list-style-name="Numeración_20_Tabla">
      <style:text-properties fo:language="es" fo:country="ES" officeooo:rsid="00987ae2" officeooo:paragraph-rsid="02e12594"/>
    </style:style>
    <style:style style:name="P141" style:family="paragraph" style:parent-style-name="Numeración_20_Tabla" style:list-style-name="Numeración_20_Tabla">
      <style:text-properties fo:language="es" fo:country="ES" officeooo:rsid="00987ae2" officeooo:paragraph-rsid="02e06b53"/>
    </style:style>
    <style:style style:name="P142" style:family="paragraph" style:parent-style-name="Numeración_20_Tabla" style:list-style-name="Numeración_20_Tabla">
      <style:text-properties fo:language="es" fo:country="ES" officeooo:rsid="00987ae2" officeooo:paragraph-rsid="039495bb"/>
    </style:style>
    <style:style style:name="P143" style:family="paragraph" style:parent-style-name="Numeración_20_Tabla" style:list-style-name="Numeración_20_Tabla">
      <style:text-properties fo:language="es" fo:country="ES" officeooo:rsid="01eb837f" officeooo:paragraph-rsid="024924fc"/>
    </style:style>
    <style:style style:name="P144" style:family="paragraph" style:parent-style-name="Numeración_20_Tabla" style:list-style-name="Numeración_20_Tabla">
      <style:text-properties fo:language="es" fo:country="ES" officeooo:rsid="01eb837f" officeooo:paragraph-rsid="02529be1"/>
    </style:style>
    <style:style style:name="P145" style:family="paragraph" style:parent-style-name="Numeración_20_Tabla" style:list-style-name="Numeración_20_Tabla">
      <style:text-properties fo:language="es" fo:country="ES" officeooo:rsid="035d3853" officeooo:paragraph-rsid="035e0573"/>
    </style:style>
    <style:style style:name="P146" style:family="paragraph" style:parent-style-name="Numeración_20_Tabla" style:list-style-name="Numeración_20_Tabla">
      <style:text-properties fo:language="es" fo:country="ES" officeooo:rsid="035d3853" officeooo:paragraph-rsid="035d3853"/>
    </style:style>
    <style:style style:name="P147" style:family="paragraph" style:parent-style-name="Numeración_20_Tabla" style:list-style-name="List_20_1">
      <style:text-properties fo:language="es" fo:country="ES" officeooo:rsid="0248728d" officeooo:paragraph-rsid="0248728d"/>
    </style:style>
    <style:style style:name="P148" style:family="paragraph" style:parent-style-name="Numeración_20_Tabla" style:list-style-name="List_20_1">
      <style:text-properties fo:language="es" fo:country="ES" officeooo:paragraph-rsid="0248728d"/>
    </style:style>
    <style:style style:name="P149" style:family="paragraph" style:parent-style-name="Numeración_20_Tabla" style:list-style-name="List_20_1">
      <style:text-properties fo:language="es" fo:country="ES" officeooo:paragraph-rsid="035779e3"/>
    </style:style>
    <style:style style:name="P150" style:family="paragraph" style:parent-style-name="Numeración_20_Tabla" style:list-style-name="Numeración_20_Tabla">
      <loext:graphic-properties draw:fill="none"/>
      <style:paragraph-properties fo:margin-top="0.101cm" fo:margin-bottom="0.101cm" loext:contextual-spacing="false" fo:line-height="0.6cm" fo:text-align="justify" style:justify-single-word="false" fo:background-color="transparent" text:number-lines="false" text:line-number="0" style:writing-mode="page">
        <style:tab-stops/>
      </style:paragraph-properties>
      <style:text-properties fo:language="es" fo:country="ES" officeooo:rsid="0092ee34" officeooo:paragraph-rsid="018e7a8b"/>
    </style:style>
    <style:style style:name="P151" style:family="paragraph" style:parent-style-name="Numeración_20_Tabla" style:list-style-name="Numeración_20_Tabla">
      <loext:graphic-properties draw:fill="none"/>
      <style:paragraph-properties fo:margin-top="0.101cm" fo:margin-bottom="0.101cm" loext:contextual-spacing="false" fo:line-height="0.6cm" fo:text-align="justify" style:justify-single-word="false" fo:background-color="transparent" text:number-lines="false" text:line-number="0" style:writing-mode="page">
        <style:tab-stops/>
      </style:paragraph-properties>
      <style:text-properties fo:language="es" fo:country="ES" officeooo:rsid="0092ee34" officeooo:paragraph-rsid="0092ee34"/>
    </style:style>
    <style:style style:name="P152" style:family="paragraph" style:parent-style-name="Numeración_20_Tabla" style:list-style-name="Numeración_20_Tabla">
      <loext:graphic-properties draw:fill="none"/>
      <style:paragraph-properties fo:margin-top="0.101cm" fo:margin-bottom="0.101cm" loext:contextual-spacing="false" fo:line-height="0.6cm" fo:text-align="justify" style:justify-single-word="false" fo:background-color="transparent" text:number-lines="false" text:line-number="0" style:writing-mode="page">
        <style:tab-stops/>
      </style:paragraph-properties>
      <style:text-properties fo:language="es" fo:country="ES" officeooo:rsid="0092ee34" officeooo:paragraph-rsid="01378b75"/>
    </style:style>
    <style:style style:name="P153" style:family="paragraph" style:parent-style-name="Numeración_20_Tabla" style:list-style-name="Numeración_20_Tabla">
      <loext:graphic-properties draw:fill="none"/>
      <style:paragraph-properties fo:margin-left="0cm" fo:margin-right="0cm" fo:margin-top="0.101cm" fo:margin-bottom="0.101cm" loext:contextual-spacing="false" fo:line-height="0.6cm" fo:text-align="justify" style:justify-single-word="false" fo:text-indent="0cm" style:auto-text-indent="false" fo:background-color="transparent" text:number-lines="false" text:line-number="0" style:writing-mode="page">
        <style:tab-stops/>
      </style:paragraph-properties>
      <style:text-properties fo:language="es" fo:country="ES" officeooo:paragraph-rsid="0091722a"/>
    </style:style>
    <style:style style:name="P154" style:family="paragraph" style:parent-style-name="Numeración_20_Tabla" style:list-style-name="Numeración_20_Tabla">
      <loext:graphic-properties draw:fill="none"/>
      <style:paragraph-properties fo:margin-left="0cm" fo:margin-right="0cm" fo:margin-top="0.101cm" fo:margin-bottom="0.101cm" loext:contextual-spacing="false" fo:line-height="0.6cm" fo:text-align="justify" style:justify-single-word="false" fo:text-indent="0cm" style:auto-text-indent="false" fo:background-color="transparent" text:number-lines="false" text:line-number="0" style:writing-mode="page">
        <style:tab-stops/>
      </style:paragraph-properties>
      <style:text-properties fo:language="es" fo:country="ES" officeooo:paragraph-rsid="01378b75"/>
    </style:style>
    <style:style style:name="P155" style:family="paragraph" style:parent-style-name="Standard" style:master-page-name="First_20_Page">
      <style:paragraph-properties style:page-number="auto" fo:break-before="page"/>
      <style:text-properties fo:language="es" fo:country="ES"/>
    </style:style>
    <style:style style:name="P156" style:family="paragraph" style:parent-style-name="Standard">
      <style:text-properties style:font-name="DejaVu Sans2" fo:language="es" fo:country="ES"/>
    </style:style>
    <style:style style:name="P157" style:family="paragraph" style:parent-style-name="Standard">
      <style:text-properties style:font-name="DejaVu Sans2" fo:language="es" fo:country="ES" officeooo:rsid="0387c778" officeooo:paragraph-rsid="03c9146e"/>
    </style:style>
    <style:style style:name="P158" style:family="paragraph" style:parent-style-name="Standard" style:list-style-name="Numeración_20_Tabla">
      <style:paragraph-properties fo:margin-left="-0.143cm" fo:margin-right="0cm" fo:margin-top="0.212cm" fo:margin-bottom="0cm" loext:contextual-spacing="true" fo:line-height="100%" fo:text-indent="0cm" style:auto-text-indent="false"/>
      <style:text-properties style:font-name="DejaVu Sans" fo:language="es" fo:country="ES" officeooo:paragraph-rsid="03c9146e" style:font-size-asian="10.5pt" style:language-asian="es" style:country-asian="ES" style:font-name-complex="Times New Roman1"/>
    </style:style>
    <style:style style:name="P159" style:family="paragraph" style:parent-style-name="Standard" style:list-style-name="Numeración_20_Tabla">
      <style:paragraph-properties fo:margin-left="-0.143cm" fo:margin-right="0cm" fo:margin-top="0.212cm" fo:margin-bottom="0cm" loext:contextual-spacing="true" fo:line-height="100%" fo:text-indent="0cm" style:auto-text-indent="false"/>
      <style:text-properties style:font-name="DejaVu Sans" fo:language="es" fo:country="ES" officeooo:paragraph-rsid="018e7a8b" style:font-size-asian="10.5pt" style:language-asian="es" style:country-asian="ES" style:font-name-complex="Times New Roman1"/>
    </style:style>
    <style:style style:name="P160" style:family="paragraph" style:parent-style-name="Standard" style:list-style-name="Numeración_20_Tabla">
      <style:paragraph-properties fo:margin-left="-0.143cm" fo:margin-right="0cm" fo:margin-top="0.212cm" fo:margin-bottom="0cm" loext:contextual-spacing="true" fo:line-height="100%" fo:text-indent="0cm" style:auto-text-indent="false"/>
      <style:text-properties style:font-name="DejaVu Sans" fo:language="es" fo:country="ES" officeooo:paragraph-rsid="0091722a" style:font-size-asian="10.5pt" style:language-asian="es" style:country-asian="ES" style:font-name-complex="Times New Roman1"/>
    </style:style>
    <style:style style:name="P161" style:family="paragraph" style:parent-style-name="Standard" style:list-style-name="Numeración_20_Tabla">
      <style:paragraph-properties fo:margin-left="-0.143cm" fo:margin-right="0cm" fo:margin-top="0.212cm" fo:margin-bottom="0cm" loext:contextual-spacing="true" fo:line-height="100%" fo:text-indent="0cm" style:auto-text-indent="false"/>
      <style:text-properties style:font-name="DejaVu Sans" fo:language="es" fo:country="ES" officeooo:paragraph-rsid="01378b75" style:font-size-asian="10.5pt" style:language-asian="es" style:country-asian="ES" style:font-name-complex="Times New Roman1"/>
    </style:style>
    <style:style style:name="P162" style:family="paragraph" style:parent-style-name="Standard" style:list-style-name="Numeración_20_Tabla">
      <style:paragraph-properties fo:margin-left="-0.143cm" fo:margin-right="0cm" fo:margin-top="0.212cm" fo:margin-bottom="0cm" loext:contextual-spacing="true" fo:line-height="100%" fo:text-indent="0cm" style:auto-text-indent="false"/>
      <style:text-properties style:font-name="DejaVu Sans" fo:language="es" fo:country="ES" officeooo:paragraph-rsid="019aff6a" style:font-size-asian="10.5pt" style:language-asian="es" style:country-asian="ES" style:font-name-complex="Times New Roman1"/>
    </style:style>
    <style:style style:name="P163" style:family="paragraph" style:parent-style-name="Contents_20_1">
      <style:paragraph-properties>
        <style:tab-stops>
          <style:tab-stop style:position="19.59cm" style:type="right" style:leader-style="dotted" style:leader-text="."/>
        </style:tab-stops>
      </style:paragraph-properties>
    </style:style>
    <style:style style:name="P164" style:family="paragraph" style:parent-style-name="Text_20_body" style:list-style-name="WWNum1">
      <style:text-properties fo:language="es" fo:country="ES"/>
    </style:style>
    <style:style style:name="P165" style:family="paragraph" style:parent-style-name="Text_20_body" style:list-style-name="WWNum1">
      <style:text-properties fo:language="es" fo:country="ES" officeooo:paragraph-rsid="043d81b0"/>
    </style:style>
    <style:style style:name="P166" style:family="paragraph" style:parent-style-name="Text_20_body" style:list-style-name="WWNum1">
      <style:text-properties fo:language="es" fo:country="ES" officeooo:rsid="043d81b0" officeooo:paragraph-rsid="043d81b0"/>
    </style:style>
    <style:style style:name="P167" style:family="paragraph" style:parent-style-name="Mi_20_Título" style:master-page-name="Cronograma">
      <style:paragraph-properties style:page-number="auto"/>
      <style:text-properties fo:language="es" fo:country="ES"/>
    </style:style>
    <style:style style:name="P168" style:family="paragraph" style:parent-style-name="Viñeta_20_tabla" style:list-style-name="WWNum46">
      <style:text-properties fo:language="es" fo:country="ES" officeooo:paragraph-rsid="01942ae5" fo:background-color="transparent"/>
    </style:style>
    <style:style style:name="P169" style:family="paragraph" style:parent-style-name="Viñeta_20_tabla" style:list-style-name="WWNum46">
      <style:text-properties fo:language="es" fo:country="ES" officeooo:rsid="01942ae5" officeooo:paragraph-rsid="01942ae5" fo:background-color="#ffff00"/>
    </style:style>
    <style:style style:name="P170" style:family="paragraph" style:parent-style-name="Viñeta_20_tabla" style:list-style-name="WWNum46">
      <style:text-properties fo:language="es" fo:country="ES"/>
    </style:style>
    <style:style style:name="P171" style:family="paragraph" style:parent-style-name="Viñeta_20_tabla" style:list-style-name="WWNum46">
      <style:text-properties fo:language="es" fo:country="ES" officeooo:paragraph-rsid="0182d86c"/>
    </style:style>
    <style:style style:name="P172" style:family="paragraph" style:parent-style-name="Viñeta_20_tabla" style:list-style-name="WWNum46">
      <style:text-properties fo:language="es" fo:country="ES" style:text-underline-style="solid" style:text-underline-width="auto" style:text-underline-color="font-color" officeooo:rsid="01678f7c" officeooo:paragraph-rsid="01678f7c" fo:background-color="#ffff00" style:language-asian="es" style:country-asian="AR"/>
    </style:style>
    <style:style style:name="P173" style:family="paragraph" style:parent-style-name="Viñeta_20_tabla" style:list-style-name="WWNum46">
      <style:text-properties fo:language="es" fo:country="ES" style:text-underline-style="none" officeooo:rsid="01678f7c" officeooo:paragraph-rsid="01678f7c" fo:background-color="transparent" style:language-asian="es" style:country-asian="AR"/>
    </style:style>
    <style:style style:name="P174" style:family="paragraph" style:parent-style-name="Viñeta_20_tabla" style:list-style-name="List_20_1">
      <style:text-properties fo:language="es" fo:country="ES"/>
    </style:style>
    <style:style style:name="P175" style:family="paragraph" style:parent-style-name="Viñeta_20_tabla" style:list-style-name="List_20_1">
      <style:text-properties fo:language="es" fo:country="ES" officeooo:paragraph-rsid="03c9146e"/>
    </style:style>
    <style:style style:name="P176" style:family="paragraph" style:parent-style-name="Viñeta_20_tabla" style:list-style-name="List_20_1">
      <style:text-properties fo:language="es" fo:country="ES" officeooo:paragraph-rsid="018e7a8b"/>
    </style:style>
    <style:style style:name="P177" style:family="paragraph" style:parent-style-name="Viñeta_20_tabla" style:list-style-name="List_20_1">
      <style:text-properties fo:language="es" fo:country="ES" officeooo:paragraph-rsid="014c58d9"/>
    </style:style>
    <style:style style:name="P178" style:family="paragraph" style:parent-style-name="Viñeta_20_tabla" style:list-style-name="List_20_1">
      <style:text-properties fo:language="es" fo:country="ES" officeooo:paragraph-rsid="0091722a"/>
    </style:style>
    <style:style style:name="P179" style:family="paragraph" style:parent-style-name="Viñeta_20_tabla" style:list-style-name="List_20_1">
      <style:text-properties fo:language="es" fo:country="ES" officeooo:paragraph-rsid="00987ae2"/>
    </style:style>
    <style:style style:name="P180" style:family="paragraph" style:parent-style-name="Viñeta_20_tabla" style:list-style-name="List_20_1">
      <style:text-properties fo:language="es" fo:country="ES" officeooo:paragraph-rsid="01378b75"/>
    </style:style>
    <style:style style:name="P181" style:family="paragraph" style:parent-style-name="Viñeta_20_tabla" style:list-style-name="List_20_1">
      <style:text-properties fo:language="es" fo:country="ES" officeooo:paragraph-rsid="01458875"/>
    </style:style>
    <style:style style:name="P182" style:family="paragraph" style:parent-style-name="Viñeta_20_tabla" style:list-style-name="List_20_1">
      <style:text-properties fo:language="es" fo:country="ES" officeooo:paragraph-rsid="014878b8"/>
    </style:style>
    <style:style style:name="P183" style:family="paragraph" style:parent-style-name="Viñeta_20_tabla" style:list-style-name="List_20_1">
      <style:text-properties fo:language="es" fo:country="ES" officeooo:paragraph-rsid="0246f81b"/>
    </style:style>
    <style:style style:name="P184" style:family="paragraph" style:parent-style-name="Viñeta_20_tabla" style:list-style-name="List_20_1">
      <style:text-properties fo:language="es" fo:country="ES" officeooo:paragraph-rsid="01fb8d0c"/>
    </style:style>
    <style:style style:name="P185" style:family="paragraph" style:parent-style-name="Viñeta_20_tabla" style:list-style-name="List_20_1">
      <style:text-properties fo:language="es" fo:country="ES" officeooo:paragraph-rsid="024c05dc"/>
    </style:style>
    <style:style style:name="P186" style:family="paragraph" style:parent-style-name="Viñeta_20_tabla" style:list-style-name="List_20_1">
      <style:text-properties fo:language="es" fo:country="ES" officeooo:paragraph-rsid="02529be1"/>
    </style:style>
    <style:style style:name="P187" style:family="paragraph" style:parent-style-name="Viñeta_20_tabla" style:list-style-name="List_20_1">
      <style:text-properties fo:language="es" fo:country="ES" officeooo:paragraph-rsid="03629cab"/>
    </style:style>
    <style:style style:name="P188" style:family="paragraph" style:parent-style-name="Viñeta_20_tabla" style:list-style-name="List_20_1">
      <style:text-properties fo:language="es" fo:country="ES" officeooo:rsid="014c58d9" officeooo:paragraph-rsid="03c9146e" style:language-asian="es" style:country-asian="ES" style:font-name-complex="Times New Roman1" style:font-size-complex="12pt"/>
    </style:style>
    <style:style style:name="P189" style:family="paragraph" style:parent-style-name="Viñeta_20_tabla" style:list-style-name="List_20_1">
      <style:text-properties fo:language="es" fo:country="ES" officeooo:rsid="014c58d9" officeooo:paragraph-rsid="018e7a8b" style:language-asian="es" style:country-asian="ES" style:font-name-complex="Times New Roman1" style:font-size-complex="12pt"/>
    </style:style>
    <style:style style:name="P190" style:family="paragraph" style:parent-style-name="Viñeta_20_tabla" style:list-style-name="List_20_1">
      <style:text-properties fo:language="es" fo:country="ES" officeooo:rsid="009287e6" officeooo:paragraph-rsid="018e7a8b" style:language-asian="es" style:country-asian="ES" style:font-name-complex="Times New Roman1" style:font-size-complex="12pt"/>
    </style:style>
    <style:style style:name="P191" style:family="paragraph" style:parent-style-name="Viñeta_20_tabla" style:list-style-name="List_20_2">
      <style:text-properties fo:language="es" fo:country="ES" officeooo:rsid="009287e6" officeooo:paragraph-rsid="018e7a8b" style:language-asian="es" style:country-asian="ES" style:font-name-complex="Times New Roman1" style:font-size-complex="12pt"/>
    </style:style>
    <style:style style:name="P192" style:family="paragraph" style:parent-style-name="Viñeta_20_tabla" style:list-style-name="List_20_2">
      <style:text-properties fo:language="es" fo:country="ES" officeooo:rsid="009287e6" officeooo:paragraph-rsid="00987ae2" style:language-asian="es" style:country-asian="ES" style:font-name-complex="Times New Roman1" style:font-size-complex="12pt"/>
    </style:style>
    <style:style style:name="P193" style:family="paragraph" style:parent-style-name="Viñeta_20_tabla" style:list-style-name="List_20_2">
      <style:text-properties fo:language="es" fo:country="ES" officeooo:rsid="0092a0a2" officeooo:paragraph-rsid="018e7a8b" style:language-asian="es" style:country-asian="ES" style:font-name-complex="Times New Roman1" style:font-size-complex="12pt"/>
    </style:style>
    <style:style style:name="P194" style:family="paragraph" style:parent-style-name="Viñeta_20_tabla" style:list-style-name="List_20_2">
      <style:text-properties fo:language="es" fo:country="ES" officeooo:rsid="0092a0a2" officeooo:paragraph-rsid="00987ae2" style:language-asian="es" style:country-asian="ES" style:font-name-complex="Times New Roman1" style:font-size-complex="12pt"/>
    </style:style>
    <style:style style:name="P195" style:family="paragraph" style:parent-style-name="Viñeta_20_tabla" style:list-style-name="List_20_1">
      <style:text-properties fo:language="es" fo:country="ES" officeooo:rsid="00930c13" officeooo:paragraph-rsid="018e7a8b" style:language-asian="es" style:country-asian="ES" style:font-name-complex="Times New Roman1" style:font-size-complex="12pt"/>
    </style:style>
    <style:style style:name="P196" style:family="paragraph" style:parent-style-name="Viñeta_20_tabla" style:list-style-name="List_20_1">
      <style:text-properties fo:language="es" fo:country="ES" officeooo:rsid="03a73fd1" officeooo:paragraph-rsid="03c9146e"/>
    </style:style>
    <style:style style:name="P197" style:family="paragraph" style:parent-style-name="Viñeta_20_tabla" style:list-style-name="List_20_1">
      <style:text-properties fo:language="es" fo:country="ES" officeooo:rsid="009287e6" officeooo:paragraph-rsid="03c9146e"/>
    </style:style>
    <style:style style:name="P198" style:family="paragraph" style:parent-style-name="Viñeta_20_tabla" style:list-style-name="List_20_1">
      <style:text-properties fo:language="es" fo:country="ES" officeooo:rsid="009287e6" officeooo:paragraph-rsid="018e7a8b"/>
    </style:style>
    <style:style style:name="P199" style:family="paragraph" style:parent-style-name="Viñeta_20_tabla" style:list-style-name="List_20_1">
      <style:text-properties fo:language="es" fo:country="ES" officeooo:rsid="009287e6" officeooo:paragraph-rsid="00987ae2"/>
    </style:style>
    <style:style style:name="P200" style:family="paragraph" style:parent-style-name="Viñeta_20_tabla" style:list-style-name="List_20_2">
      <style:text-properties fo:language="es" fo:country="ES" officeooo:rsid="009287e6" officeooo:paragraph-rsid="018e7a8b"/>
    </style:style>
    <style:style style:name="P201" style:family="paragraph" style:parent-style-name="Viñeta_20_tabla" style:list-style-name="List_20_2">
      <style:text-properties fo:language="es" fo:country="ES" officeooo:rsid="009287e6" officeooo:paragraph-rsid="00987ae2"/>
    </style:style>
    <style:style style:name="P202" style:family="paragraph" style:parent-style-name="Viñeta_20_tabla" style:list-style-name="List_20_1">
      <style:text-properties fo:language="es" fo:country="ES" officeooo:rsid="03b2fd5b" officeooo:paragraph-rsid="03c9146e"/>
    </style:style>
    <style:style style:name="P203" style:family="paragraph" style:parent-style-name="Viñeta_20_tabla" style:list-style-name="List_20_1">
      <style:text-properties fo:language="es" fo:country="ES" officeooo:rsid="03b4a046" officeooo:paragraph-rsid="03c9146e"/>
    </style:style>
    <style:style style:name="P204" style:family="paragraph" style:parent-style-name="Viñeta_20_tabla" style:list-style-name="List_20_2">
      <style:text-properties fo:language="es" fo:country="ES" officeooo:paragraph-rsid="018e7a8b"/>
    </style:style>
    <style:style style:name="P205" style:family="paragraph" style:parent-style-name="Viñeta_20_tabla" style:list-style-name="List_20_2">
      <style:text-properties fo:language="es" fo:country="ES" officeooo:paragraph-rsid="00987ae2"/>
    </style:style>
    <style:style style:name="P206" style:family="paragraph" style:parent-style-name="Viñeta_20_tabla" style:list-style-name="Numeración_20_Tabla">
      <style:text-properties fo:language="es" fo:country="ES" officeooo:paragraph-rsid="01b289fa"/>
    </style:style>
    <style:style style:name="P207" style:family="paragraph" style:parent-style-name="Viñeta_20_tabla" style:list-style-name="List_20_1">
      <style:text-properties fo:language="es" fo:country="ES" officeooo:rsid="014c58d9" officeooo:paragraph-rsid="014c58d9"/>
    </style:style>
    <style:style style:name="P208" style:family="paragraph" style:parent-style-name="Viñeta_20_tabla" style:list-style-name="List_20_1">
      <style:text-properties fo:language="es" fo:country="ES" officeooo:rsid="014c58d9" officeooo:paragraph-rsid="035c34b9"/>
    </style:style>
    <style:style style:name="P209" style:family="paragraph" style:parent-style-name="Viñeta_20_tabla" style:list-style-name="List_20_1">
      <style:text-properties fo:language="es" fo:country="ES" officeooo:rsid="014c58d9" officeooo:paragraph-rsid="035d3853"/>
    </style:style>
    <style:style style:name="P210" style:family="paragraph" style:parent-style-name="Viñeta_20_tabla" style:list-style-name="List_20_1">
      <style:text-properties fo:language="es" fo:country="ES" officeooo:rsid="00299e88" officeooo:paragraph-rsid="0091722a"/>
    </style:style>
    <style:style style:name="P211" style:family="paragraph" style:parent-style-name="Viñeta_20_tabla" style:list-style-name="List_20_1">
      <style:text-properties fo:language="es" fo:country="ES" officeooo:rsid="0052ace3" officeooo:paragraph-rsid="0091722a"/>
    </style:style>
    <style:style style:name="P212" style:family="paragraph" style:parent-style-name="Viñeta_20_tabla" style:list-style-name="List_20_1">
      <style:text-properties fo:language="es" fo:country="ES" officeooo:rsid="0052ace3" officeooo:paragraph-rsid="014c58d9"/>
    </style:style>
    <style:style style:name="P213" style:family="paragraph" style:parent-style-name="Viñeta_20_tabla" style:list-style-name="List_20_1">
      <style:text-properties fo:language="es" fo:country="ES" officeooo:rsid="00535e52" officeooo:paragraph-rsid="0091722a"/>
    </style:style>
    <style:style style:name="P214" style:family="paragraph" style:parent-style-name="Viñeta_20_tabla" style:list-style-name="List_20_1">
      <style:text-properties fo:language="es" fo:country="ES" officeooo:rsid="014878b8" officeooo:paragraph-rsid="014878b8"/>
    </style:style>
    <style:style style:name="P215" style:family="paragraph" style:parent-style-name="Viñeta_20_tabla" style:list-style-name="List_20_1">
      <style:text-properties fo:language="es" fo:country="ES" officeooo:rsid="0245a795" officeooo:paragraph-rsid="0245a795"/>
    </style:style>
    <style:style style:name="P216" style:family="paragraph" style:parent-style-name="Viñeta_20_tabla" style:list-style-name="List_20_1">
      <style:text-properties fo:language="es" fo:country="ES" officeooo:rsid="02431b49" officeooo:paragraph-rsid="02431b49"/>
    </style:style>
    <style:style style:name="P217" style:family="paragraph" style:parent-style-name="Viñeta_20_tabla" style:list-style-name="List_20_1">
      <style:text-properties fo:language="es" fo:country="ES" officeooo:rsid="0243e8e3"/>
    </style:style>
    <style:style style:name="P218" style:family="paragraph" style:parent-style-name="Viñeta_20_tabla" style:list-style-name="List_20_1">
      <style:text-properties fo:language="es" fo:country="ES" officeooo:rsid="0243e8e3" officeooo:paragraph-rsid="03632a67"/>
    </style:style>
    <style:style style:name="P219" style:family="paragraph" style:parent-style-name="Viñeta_20_tabla" style:list-style-name="List_20_1">
      <style:text-properties fo:language="es" fo:country="ES" officeooo:rsid="02529be1" officeooo:paragraph-rsid="02529be1"/>
    </style:style>
    <style:style style:name="P220" style:family="paragraph" style:parent-style-name="Viñeta_20_tabla" style:list-style-name="List_20_1">
      <style:text-properties fo:language="es" fo:country="ES" officeooo:rsid="02529be1" officeooo:paragraph-rsid="038c5849"/>
    </style:style>
    <style:style style:name="P221" style:family="paragraph" style:parent-style-name="Viñeta_20_tabla" style:list-style-name="List_20_1">
      <style:text-properties fo:language="es" fo:country="ES" officeooo:rsid="03629cab" officeooo:paragraph-rsid="03629cab"/>
    </style:style>
    <style:style style:name="P222" style:family="paragraph" style:parent-style-name="Viñeta_20_tabla" style:list-style-name="List_20_1">
      <style:text-properties fo:language="es" fo:country="ES" officeooo:rsid="0391ffac" officeooo:paragraph-rsid="0391ffac"/>
    </style:style>
    <style:style style:name="P223" style:family="paragraph" style:parent-style-name="List_20_Paragraph" style:list-style-name="WWNum43">
      <style:paragraph-properties fo:margin-top="0cm" fo:margin-bottom="0cm" loext:contextual-spacing="false" fo:text-align="start" style:justify-single-word="false" fo:orphans="0" fo:widows="0" fo:keep-with-next="always"/>
      <style:text-properties fo:color="#ffffff" style:font-name="DejaVu Sans2" fo:font-size="11pt" fo:language="es" fo:country="ES" fo:font-weight="bold" officeooo:paragraph-rsid="00d671b3" style:font-size-asian="11pt" style:language-asian="en" style:country-asian="US" style:font-weight-asian="bold" style:font-name-complex="Arial" style:font-size-complex="11pt" style:font-style-complex="italic" text:display="none"/>
    </style:style>
    <style:style style:name="P224" style:family="paragraph" style:parent-style-name="List_20_Paragraph" style:list-style-name="WWNum43">
      <style:paragraph-properties fo:margin-top="0cm" fo:margin-bottom="0cm" loext:contextual-spacing="false" fo:text-align="start" style:justify-single-word="false" fo:orphans="0" fo:widows="0" fo:keep-with-next="always"/>
      <style:text-properties fo:color="#ffffff" style:font-name="DejaVu Sans2" fo:font-size="11pt" fo:language="es" fo:country="ES" fo:font-weight="bold" officeooo:paragraph-rsid="0182d86c" style:font-size-asian="11pt" style:language-asian="en" style:country-asian="US" style:font-weight-asian="bold" style:font-name-complex="Arial" style:font-size-complex="11pt" style:font-style-complex="italic" text:display="none"/>
    </style:style>
    <style:style style:name="P225" style:family="paragraph" style:parent-style-name="List_20_Paragraph" style:list-style-name="WWNum43">
      <style:paragraph-properties fo:margin-top="0cm" fo:margin-bottom="0cm" loext:contextual-spacing="false" fo:text-align="start" style:justify-single-word="false" fo:orphans="0" fo:widows="0" fo:keep-with-next="always"/>
      <style:text-properties fo:color="#ffffff" style:font-name="DejaVu Sans2" fo:font-size="11pt" fo:language="es" fo:country="ES" fo:font-weight="bold" officeooo:paragraph-rsid="00656ec3" style:font-size-asian="11pt" style:language-asian="en" style:country-asian="US" style:font-weight-asian="bold" style:font-name-complex="Arial" style:font-size-complex="11pt" style:font-style-complex="italic" text:display="none"/>
    </style:style>
    <style:style style:name="P226" style:family="paragraph" style:parent-style-name="List_20_Paragraph" style:list-style-name="WWNum43">
      <style:paragraph-properties fo:margin-top="0cm" fo:margin-bottom="0cm" loext:contextual-spacing="false" fo:text-align="start" style:justify-single-word="false" fo:orphans="0" fo:widows="0" fo:keep-with-next="always"/>
      <style:text-properties fo:color="#ffffff" style:font-name="DejaVu Sans2" fo:font-size="11pt" fo:language="es" fo:country="ES" fo:font-weight="bold" officeooo:paragraph-rsid="00eaf42f" style:font-size-asian="11pt" style:language-asian="en" style:country-asian="US" style:font-weight-asian="bold" style:font-name-complex="Arial" style:font-size-complex="11pt" style:font-style-complex="italic" text:display="none"/>
    </style:style>
    <style:style style:name="P227" style:family="paragraph" style:parent-style-name="List_20_Paragraph" style:list-style-name="WWNum43">
      <style:paragraph-properties fo:margin-top="0cm" fo:margin-bottom="0cm" loext:contextual-spacing="false" fo:text-align="start" style:justify-single-word="false" fo:orphans="0" fo:widows="0" fo:keep-with-next="always"/>
      <style:text-properties fo:color="#ffffff" style:font-name="DejaVu Sans2" fo:font-size="11pt" fo:language="es" fo:country="ES" fo:font-weight="bold" officeooo:paragraph-rsid="01574254" style:font-size-asian="11pt" style:language-asian="en" style:country-asian="US" style:font-weight-asian="bold" style:font-name-complex="Arial" style:font-size-complex="11pt" style:font-style-complex="italic" text:display="none"/>
    </style:style>
    <style:style style:name="P228" style:family="paragraph" style:parent-style-name="Table_20_Contents">
      <style:text-properties fo:language="es" fo:country="ES" officeooo:rsid="00ed8468"/>
    </style:style>
    <style:style style:name="P229" style:family="paragraph" style:parent-style-name="Table_20_Contents" style:list-style-name="Numeración_20_Tabla">
      <style:text-properties fo:language="es" fo:country="ES" officeooo:rsid="005ff9a4" officeooo:paragraph-rsid="03c9146e"/>
    </style:style>
    <style:style style:name="P230" style:family="paragraph" style:parent-style-name="Table_20_Contents" style:list-style-name="Numeración_20_Tabla">
      <style:text-properties fo:language="es" fo:country="ES" officeooo:rsid="005ff9a4" officeooo:paragraph-rsid="018e7a8b"/>
    </style:style>
    <style:style style:name="P231" style:family="paragraph" style:parent-style-name="Table_20_Contents" style:list-style-name="Numeración_20_Tabla">
      <style:text-properties fo:language="es" fo:country="ES" officeooo:rsid="005ff9a4" officeooo:paragraph-rsid="0091722a"/>
    </style:style>
    <style:style style:name="P232" style:family="paragraph" style:parent-style-name="Table_20_Contents" style:list-style-name="Numeración_20_Tabla">
      <style:text-properties fo:language="es" fo:country="ES" officeooo:rsid="005ff9a4" officeooo:paragraph-rsid="014a27a0"/>
    </style:style>
    <style:style style:name="P233" style:family="paragraph" style:parent-style-name="Table_20_Contents" style:list-style-name="Numeración_20_Tabla">
      <style:text-properties fo:language="es" fo:country="ES" officeooo:rsid="005ff9a4" officeooo:paragraph-rsid="024d3f45"/>
    </style:style>
    <style:style style:name="P234" style:family="paragraph" style:parent-style-name="Table_20_Contents" style:list-style-name="Numeración_20_Tabla">
      <style:text-properties fo:language="es" fo:country="ES" officeooo:rsid="005ff9a4" officeooo:paragraph-rsid="02529be1"/>
    </style:style>
    <style:style style:name="P235" style:family="paragraph" style:parent-style-name="Table_20_Contents" style:list-style-name="Numeración_20_Tabla">
      <style:text-properties fo:language="es" fo:country="ES" officeooo:rsid="005fc7af" officeooo:paragraph-rsid="018e7a8b"/>
    </style:style>
    <style:style style:name="P236" style:family="paragraph" style:parent-style-name="Table_20_Contents" style:list-style-name="Numeración_20_Tabla">
      <style:text-properties fo:language="es" fo:country="ES" officeooo:rsid="005fc7af" officeooo:paragraph-rsid="0091722a"/>
    </style:style>
    <style:style style:name="P237" style:family="paragraph" style:parent-style-name="Table_20_Contents" style:list-style-name="Numeración_20_Tabla">
      <style:text-properties fo:language="es" fo:country="ES" officeooo:rsid="005fc7af" officeooo:paragraph-rsid="014a27a0"/>
    </style:style>
    <style:style style:name="P238" style:family="paragraph" style:parent-style-name="Table_20_Contents" style:list-style-name="Numeración_20_Tabla">
      <style:text-properties fo:language="es" fo:country="ES" officeooo:paragraph-rsid="018e7a8b"/>
    </style:style>
    <style:style style:name="P239" style:family="paragraph" style:parent-style-name="Table_20_Contents" style:list-style-name="Numeración_20_Tabla">
      <style:text-properties fo:language="es" fo:country="ES" officeooo:paragraph-rsid="01b289fa"/>
    </style:style>
    <style:style style:name="P240" style:family="paragraph" style:parent-style-name="Table_20_Contents" style:list-style-name="Numeración_20_Tabla">
      <style:text-properties fo:language="es" fo:country="ES" officeooo:paragraph-rsid="0091722a"/>
    </style:style>
    <style:style style:name="P241" style:family="paragraph" style:parent-style-name="Table_20_Contents" style:list-style-name="Numeración_20_Tabla">
      <style:text-properties fo:language="es" fo:country="ES" officeooo:paragraph-rsid="036343c1"/>
    </style:style>
    <style:style style:name="P242" style:family="paragraph" style:parent-style-name="Table_20_Contents" style:list-style-name="List_20_1">
      <style:text-properties fo:language="es" fo:country="ES"/>
    </style:style>
    <style:style style:name="P2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d1c19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Times New Roman1" style:font-size-complex="12pt"/>
    </style:style>
    <style:style style:name="T4" style:family="text">
      <style:text-properties fo:font-weight="bold" officeooo:rsid="0016e716" style:font-weight-asian="bold"/>
    </style:style>
    <style:style style:name="T5" style:family="text">
      <style:text-properties fo:font-weight="bold" officeooo:rsid="0015d3eb" style:font-weight-asian="bold"/>
    </style:style>
    <style:style style:name="T6" style:family="text">
      <style:text-properties fo:font-weight="bold" officeooo:rsid="00561632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fc7af" style:font-weight-asian="bold" style:font-weight-complex="bold"/>
    </style:style>
    <style:style style:name="T9" style:family="text">
      <style:text-properties fo:font-weight="bold" officeooo:rsid="0248728d" style:font-weight-asian="bold" style:font-weight-complex="bold"/>
    </style:style>
    <style:style style:name="T10" style:family="text">
      <style:text-properties fo:font-weight="bold" officeooo:rsid="0016e716" style:font-weight-asian="bold" style:font-weight-complex="bold"/>
    </style:style>
    <style:style style:name="T11" style:family="text">
      <style:text-properties fo:font-weight="bold" officeooo:rsid="0025b4db" style:font-weight-asian="bold" style:font-weight-complex="bold"/>
    </style:style>
    <style:style style:name="T12" style:family="text">
      <style:text-properties fo:font-weight="bold" officeooo:rsid="00656ec3" style:font-weight-asian="bold"/>
    </style:style>
    <style:style style:name="T13" style:family="text">
      <style:text-properties fo:font-weight="bold" officeooo:rsid="0081abce" style:font-weight-asian="bold"/>
    </style:style>
    <style:style style:name="T14" style:family="text">
      <style:text-properties fo:font-weight="bold" officeooo:rsid="00eaf42f" style:font-weight-asian="bold"/>
    </style:style>
    <style:style style:name="T15" style:family="text">
      <style:text-properties fo:font-weight="bold" officeooo:rsid="00eeac67" style:font-weight-asian="bold"/>
    </style:style>
    <style:style style:name="T16" style:family="text">
      <style:text-properties fo:font-weight="bold" officeooo:rsid="01574254" style:font-weight-asian="bold"/>
    </style:style>
    <style:style style:name="T17" style:family="text">
      <style:text-properties fo:font-weight="bold" officeooo:rsid="01816a30" style:font-weight-asian="bold"/>
    </style:style>
    <style:style style:name="T18" style:family="text">
      <style:text-properties fo:font-weight="bold" officeooo:rsid="0182d86c" style:font-weight-asian="bold"/>
    </style:style>
    <style:style style:name="T19" style:family="text">
      <style:text-properties fo:font-weight="bold" officeooo:rsid="043edfb6" style:font-weight-asian="bold"/>
    </style:style>
    <style:style style:name="T20" style:family="text">
      <style:text-properties fo:font-weight="bold" officeooo:rsid="006f88d2" style:language-asian="es" style:country-asian="AR" style:font-weight-asian="bold"/>
    </style:style>
    <style:style style:name="T21" style:family="text">
      <style:text-properties fo:font-weight="bold" officeooo:rsid="0081abce" style:language-asian="es" style:country-asian="AR" style:font-weight-asian="bold"/>
    </style:style>
    <style:style style:name="T22" style:family="text">
      <style:text-properties fo:font-weight="bold" officeooo:rsid="015bbdbc" style:language-asian="es" style:country-asian="AR" style:font-weight-asian="bold" style:font-weight-complex="bold"/>
    </style:style>
    <style:style style:name="T23" style:family="text">
      <style:text-properties fo:font-weight="bold" officeooo:rsid="015f88b7" style:language-asian="es" style:country-asian="AR" style:font-weight-asian="bold" style:font-weight-complex="bold"/>
    </style:style>
    <style:style style:name="T24" style:family="text">
      <style:text-properties fo:font-weight="bold" officeooo:rsid="0182d86c" style:language-asian="es" style:country-asian="AR" style:font-weight-asian="bold" style:font-weight-complex="bold"/>
    </style:style>
    <style:style style:name="T25" style:family="text">
      <style:text-properties fo:font-weight="bold" style:language-asian="es" style:country-asian="ES" style:font-weight-asian="bold" style:font-name-complex="Times New Roman1" style:font-size-complex="12pt" style:font-weight-complex="bold"/>
    </style:style>
    <style:style style:name="T26" style:family="text">
      <style:text-properties fo:font-weight="bold" officeooo:rsid="00987ae2" style:language-asian="es" style:country-asian="ES" style:font-weight-asian="bold" style:font-name-complex="Times New Roman1" style:font-size-complex="12pt" style:font-weight-complex="bold"/>
    </style:style>
    <style:style style:name="T27" style:family="text">
      <style:text-properties fo:color="#000000" fo:font-size="12pt" fo:font-style="normal" fo:font-weight="bold" officeooo:rsid="016c02b9" style:font-size-asian="12pt" style:font-style-asian="normal" style:font-weight-asian="bold" style:font-name-complex="Calibri1" style:font-size-complex="12pt" style:font-style-complex="normal" style:font-weight-complex="bold"/>
    </style:style>
    <style:style style:name="T28" style:family="text">
      <style:text-properties fo:color="#000000" fo:font-size="20pt" style:font-size-asian="20pt" style:font-name-complex="Calibri1" style:font-weight-complex="bold"/>
    </style:style>
    <style:style style:name="T29" style:family="text">
      <style:text-properties fo:color="#000000" fo:font-size="20pt" officeooo:rsid="001cddd3" style:font-size-asian="20pt" style:font-name-complex="Calibri1" style:font-weight-complex="bold"/>
    </style:style>
    <style:style style:name="T30" style:family="text">
      <style:text-properties style:language-asian="es" style:country-asian="ES" style:font-name-complex="Times New Roman1" style:font-size-complex="12pt"/>
    </style:style>
    <style:style style:name="T31" style:family="text">
      <style:text-properties officeooo:rsid="00289b62" style:language-asian="es" style:country-asian="ES" style:font-name-complex="Times New Roman1" style:font-size-complex="12pt"/>
    </style:style>
    <style:style style:name="T32" style:family="text">
      <style:text-properties officeooo:rsid="0024475b" style:language-asian="es" style:country-asian="ES" style:font-name-complex="Times New Roman1" style:font-size-complex="12pt"/>
    </style:style>
    <style:style style:name="T33" style:family="text">
      <style:text-properties officeooo:rsid="0026309c" style:language-asian="es" style:country-asian="ES" style:font-name-complex="Times New Roman1" style:font-size-complex="12pt"/>
    </style:style>
    <style:style style:name="T34" style:family="text">
      <style:text-properties officeooo:rsid="00299e88" style:language-asian="es" style:country-asian="ES" style:font-name-complex="Times New Roman1" style:font-size-complex="12pt"/>
    </style:style>
    <style:style style:name="T35" style:family="text">
      <style:text-properties officeooo:rsid="0052ace3" style:language-asian="es" style:country-asian="ES" style:font-name-complex="Times New Roman1" style:font-size-complex="12pt"/>
    </style:style>
    <style:style style:name="T36" style:family="text">
      <style:text-properties officeooo:rsid="009287e6" style:language-asian="es" style:country-asian="ES" style:font-name-complex="Times New Roman1" style:font-size-complex="12pt"/>
    </style:style>
    <style:style style:name="T37" style:family="text">
      <style:text-properties officeooo:rsid="0092a0a2" style:language-asian="es" style:country-asian="ES" style:font-name-complex="Times New Roman1" style:font-size-complex="12pt"/>
    </style:style>
    <style:style style:name="T38" style:family="text">
      <style:text-properties officeooo:rsid="0092f22a" style:language-asian="es" style:country-asian="ES" style:font-name-complex="Times New Roman1" style:font-size-complex="12pt"/>
    </style:style>
    <style:style style:name="T39" style:family="text">
      <style:text-properties officeooo:rsid="00930c13" style:language-asian="es" style:country-asian="ES" style:font-name-complex="Times New Roman1" style:font-size-complex="12pt"/>
    </style:style>
    <style:style style:name="T40" style:family="text">
      <style:text-properties officeooo:rsid="00535e52" style:language-asian="es" style:country-asian="ES" style:font-name-complex="Times New Roman1" style:font-size-complex="12pt"/>
    </style:style>
    <style:style style:name="T41" style:family="text">
      <style:text-properties officeooo:rsid="01420998" style:language-asian="es" style:country-asian="ES" style:font-name-complex="Times New Roman1" style:font-size-complex="12pt"/>
    </style:style>
    <style:style style:name="T42" style:family="text">
      <style:text-properties officeooo:rsid="014878b8" style:language-asian="es" style:country-asian="ES" style:font-name-complex="Times New Roman1" style:font-size-complex="12pt"/>
    </style:style>
    <style:style style:name="T43" style:family="text">
      <style:text-properties officeooo:rsid="018c2305" style:language-asian="es" style:country-asian="ES" style:font-name-complex="Times New Roman1" style:font-size-complex="12pt"/>
    </style:style>
    <style:style style:name="T44" style:family="text">
      <style:text-properties officeooo:rsid="01ba8389" style:language-asian="es" style:country-asian="ES" style:font-name-complex="Times New Roman1" style:font-size-complex="12pt"/>
    </style:style>
    <style:style style:name="T45" style:family="text">
      <style:text-properties officeooo:rsid="01f6fec6" style:language-asian="es" style:country-asian="ES" style:font-name-complex="Times New Roman1" style:font-size-complex="12pt"/>
    </style:style>
    <style:style style:name="T46" style:family="text">
      <style:text-properties officeooo:rsid="0387c778" style:language-asian="es" style:country-asian="ES" style:font-name-complex="Times New Roman1" style:font-size-complex="12pt"/>
    </style:style>
    <style:style style:name="T47" style:family="text">
      <style:text-properties officeooo:rsid="038c5849" style:language-asian="es" style:country-asian="ES" style:font-name-complex="Times New Roman1" style:font-size-complex="12pt"/>
    </style:style>
    <style:style style:name="T48" style:family="text">
      <style:text-properties officeooo:rsid="039c3870" style:language-asian="es" style:country-asian="ES" style:font-name-complex="Times New Roman1" style:font-size-complex="12pt"/>
    </style:style>
    <style:style style:name="T49" style:family="text">
      <style:text-properties officeooo:rsid="03a4eb4d" style:language-asian="es" style:country-asian="ES" style:font-name-complex="Times New Roman1" style:font-size-complex="12pt"/>
    </style:style>
    <style:style style:name="T50" style:family="text">
      <style:text-properties officeooo:rsid="03a58464" style:language-asian="es" style:country-asian="ES" style:font-name-complex="Times New Roman1" style:font-size-complex="12pt"/>
    </style:style>
    <style:style style:name="T51" style:family="text">
      <style:text-properties officeooo:rsid="03a5b73f" style:language-asian="es" style:country-asian="ES" style:font-name-complex="Times New Roman1" style:font-size-complex="12pt"/>
    </style:style>
    <style:style style:name="T52" style:family="text">
      <style:text-properties officeooo:rsid="03a68274" style:language-asian="es" style:country-asian="ES" style:font-name-complex="Times New Roman1" style:font-size-complex="12pt"/>
    </style:style>
    <style:style style:name="T53" style:family="text">
      <style:text-properties officeooo:rsid="03a73fd1" style:language-asian="es" style:country-asian="ES" style:font-name-complex="Times New Roman1" style:font-size-complex="12pt"/>
    </style:style>
    <style:style style:name="T54" style:family="text">
      <style:text-properties officeooo:rsid="014c58d9" style:language-asian="es" style:country-asian="ES" style:font-name-complex="Times New Roman1" style:font-size-complex="12pt"/>
    </style:style>
    <style:style style:name="T55" style:family="text">
      <style:text-properties officeooo:rsid="03af10b3" style:language-asian="es" style:country-asian="ES" style:font-name-complex="Times New Roman1" style:font-size-complex="12pt"/>
    </style:style>
    <style:style style:name="T56" style:family="text">
      <style:text-properties officeooo:rsid="03b6d0f2" style:language-asian="es" style:country-asian="ES" style:font-name-complex="Times New Roman1" style:font-size-complex="12pt"/>
    </style:style>
    <style:style style:name="T57" style:family="text">
      <style:text-properties fo:font-style="italic" style:language-asian="es" style:country-asian="AR" style:font-style-asian="italic" style:font-style-complex="italic"/>
    </style:style>
    <style:style style:name="T58" style:family="text">
      <style:text-properties fo:font-style="italic" officeooo:rsid="00183312" style:language-asian="es" style:country-asian="AR" style:font-style-asian="italic" style:font-style-complex="italic"/>
    </style:style>
    <style:style style:name="T59" style:family="text">
      <style:text-properties fo:font-style="italic" officeooo:rsid="0081abce" style:language-asian="es" style:country-asian="AR" style:font-style-asian="italic" style:font-style-complex="italic"/>
    </style:style>
    <style:style style:name="T60" style:family="text">
      <style:text-properties fo:font-style="italic" officeooo:rsid="0068bbd2" style:language-asian="es" style:country-asian="AR" style:font-style-asian="italic" style:font-style-complex="italic"/>
    </style:style>
    <style:style style:name="T61" style:family="text">
      <style:text-properties fo:font-style="italic" officeooo:rsid="0016e716" style:language-asian="es" style:country-asian="AR" style:font-style-asian="italic" style:font-style-complex="italic"/>
    </style:style>
    <style:style style:name="T62" style:family="text">
      <style:text-properties fo:font-style="italic" officeooo:rsid="006f88d2" style:language-asian="es" style:country-asian="AR" style:font-style-asian="italic" style:font-style-complex="italic"/>
    </style:style>
    <style:style style:name="T63" style:family="text">
      <style:text-properties fo:font-style="italic" officeooo:rsid="00eeac67" style:language-asian="es" style:country-asian="AR" style:font-style-asian="italic" style:font-style-complex="italic"/>
    </style:style>
    <style:style style:name="T64" style:family="text">
      <style:text-properties fo:font-style="italic" officeooo:rsid="015aba70" style:language-asian="es" style:country-asian="AR" style:font-style-asian="italic" style:font-style-complex="italic"/>
    </style:style>
    <style:style style:name="T65" style:family="text">
      <style:text-properties fo:font-style="italic" officeooo:rsid="015f88b7" style:language-asian="es" style:country-asian="AR" style:font-style-asian="italic" style:font-style-complex="italic"/>
    </style:style>
    <style:style style:name="T66" style:family="text">
      <style:text-properties fo:font-style="italic" officeooo:rsid="015fd0e1" style:language-asian="es" style:country-asian="AR" style:font-style-asian="italic" style:font-style-complex="italic"/>
    </style:style>
    <style:style style:name="T67" style:family="text">
      <style:text-properties fo:font-style="italic" officeooo:rsid="0162cb8c" style:language-asian="es" style:country-asian="AR" style:font-style-asian="italic" style:font-style-complex="italic"/>
    </style:style>
    <style:style style:name="T68" style:family="text">
      <style:text-properties fo:font-style="italic" officeooo:rsid="0164b2d0" style:language-asian="es" style:country-asian="AR" style:font-style-asian="italic" style:font-style-complex="italic"/>
    </style:style>
    <style:style style:name="T69" style:family="text">
      <style:text-properties fo:font-style="italic" style:font-style-asian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style:language-asian="es" style:country-asian="AR"/>
    </style:style>
    <style:style style:name="T72" style:family="text">
      <style:text-properties officeooo:rsid="0015d3eb" style:language-asian="es" style:country-asian="AR"/>
    </style:style>
    <style:style style:name="T73" style:family="text">
      <style:text-properties officeooo:rsid="0016e716" style:language-asian="es" style:country-asian="AR"/>
    </style:style>
    <style:style style:name="T74" style:family="text">
      <style:text-properties officeooo:rsid="001fdc98" style:language-asian="es" style:country-asian="AR"/>
    </style:style>
    <style:style style:name="T75" style:family="text">
      <style:text-properties officeooo:rsid="0022a126" style:language-asian="es" style:country-asian="AR"/>
    </style:style>
    <style:style style:name="T76" style:family="text">
      <style:text-properties officeooo:rsid="002146bb" style:language-asian="es" style:country-asian="AR"/>
    </style:style>
    <style:style style:name="T77" style:family="text">
      <style:text-properties officeooo:rsid="00183312" style:language-asian="es" style:country-asian="AR"/>
    </style:style>
    <style:style style:name="T78" style:family="text">
      <style:text-properties officeooo:rsid="00165590" style:language-asian="es" style:country-asian="AR"/>
    </style:style>
    <style:style style:name="T79" style:family="text">
      <style:text-properties officeooo:rsid="0023ca96" style:language-asian="es" style:country-asian="AR"/>
    </style:style>
    <style:style style:name="T80" style:family="text">
      <style:text-properties officeooo:rsid="0026309c" style:language-asian="es" style:country-asian="AR"/>
    </style:style>
    <style:style style:name="T81" style:family="text">
      <style:text-properties officeooo:rsid="00656ec3" style:language-asian="es" style:country-asian="AR"/>
    </style:style>
    <style:style style:name="T82" style:family="text">
      <style:text-properties officeooo:rsid="0068bbd2" style:language-asian="es" style:country-asian="AR"/>
    </style:style>
    <style:style style:name="T83" style:family="text">
      <style:text-properties officeooo:rsid="006f88d2" style:language-asian="es" style:country-asian="AR"/>
    </style:style>
    <style:style style:name="T84" style:family="text">
      <style:text-properties officeooo:rsid="0081abce" style:language-asian="es" style:country-asian="AR"/>
    </style:style>
    <style:style style:name="T85" style:family="text">
      <style:text-properties officeooo:rsid="00855565" style:language-asian="es" style:country-asian="AR"/>
    </style:style>
    <style:style style:name="T86" style:family="text">
      <style:text-properties officeooo:rsid="00887c05" style:language-asian="es" style:country-asian="AR"/>
    </style:style>
    <style:style style:name="T87" style:family="text">
      <style:text-properties officeooo:rsid="008d0586" style:language-asian="es" style:country-asian="AR"/>
    </style:style>
    <style:style style:name="T88" style:family="text">
      <style:text-properties officeooo:rsid="008def92" style:language-asian="es" style:country-asian="AR"/>
    </style:style>
    <style:style style:name="T89" style:family="text">
      <style:text-properties officeooo:rsid="008ea89d" style:language-asian="es" style:country-asian="AR"/>
    </style:style>
    <style:style style:name="T90" style:family="text">
      <style:text-properties officeooo:rsid="008fadd2" style:language-asian="es" style:country-asian="AR"/>
    </style:style>
    <style:style style:name="T91" style:family="text">
      <style:text-properties officeooo:rsid="00229455" style:language-asian="es" style:country-asian="AR"/>
    </style:style>
    <style:style style:name="T92" style:family="text">
      <style:text-properties officeooo:rsid="00930c13" style:language-asian="es" style:country-asian="AR"/>
    </style:style>
    <style:style style:name="T93" style:family="text">
      <style:text-properties officeooo:rsid="002cbfb2" style:language-asian="es" style:country-asian="AR"/>
    </style:style>
    <style:style style:name="T94" style:family="text">
      <style:text-properties officeooo:rsid="00cad624" style:language-asian="es" style:country-asian="AR"/>
    </style:style>
    <style:style style:name="T95" style:family="text">
      <style:text-properties officeooo:rsid="00ea3a50" style:language-asian="es" style:country-asian="AR"/>
    </style:style>
    <style:style style:name="T96" style:family="text">
      <style:text-properties officeooo:rsid="00ec050f" style:language-asian="es" style:country-asian="AR"/>
    </style:style>
    <style:style style:name="T97" style:family="text">
      <style:text-properties officeooo:rsid="00eeac67" style:language-asian="es" style:country-asian="AR"/>
    </style:style>
    <style:style style:name="T98" style:family="text">
      <style:text-properties officeooo:rsid="00f06c16" style:language-asian="es" style:country-asian="AR"/>
    </style:style>
    <style:style style:name="T99" style:family="text">
      <style:text-properties officeooo:rsid="012ebcfa" style:language-asian="es" style:country-asian="AR"/>
    </style:style>
    <style:style style:name="T100" style:family="text">
      <style:text-properties officeooo:rsid="012fb509" style:language-asian="es" style:country-asian="AR"/>
    </style:style>
    <style:style style:name="T101" style:family="text">
      <style:text-properties officeooo:rsid="0134b2fe" style:language-asian="es" style:country-asian="AR"/>
    </style:style>
    <style:style style:name="T102" style:family="text">
      <style:text-properties officeooo:rsid="01352f44" style:language-asian="es" style:country-asian="AR"/>
    </style:style>
    <style:style style:name="T103" style:family="text">
      <style:text-properties officeooo:rsid="013657b6" style:language-asian="es" style:country-asian="AR"/>
    </style:style>
    <style:style style:name="T104" style:family="text">
      <style:text-properties officeooo:rsid="01434921" style:language-asian="es" style:country-asian="AR"/>
    </style:style>
    <style:style style:name="T105" style:family="text">
      <style:text-properties officeooo:rsid="01574254" style:language-asian="es" style:country-asian="AR"/>
    </style:style>
    <style:style style:name="T106" style:family="text">
      <style:text-properties officeooo:rsid="0158a17b" style:language-asian="es" style:country-asian="AR"/>
    </style:style>
    <style:style style:name="T107" style:family="text">
      <style:text-properties officeooo:rsid="015aba70" style:language-asian="es" style:country-asian="AR"/>
    </style:style>
    <style:style style:name="T108" style:family="text">
      <style:text-properties officeooo:rsid="015bbdbc" style:language-asian="es" style:country-asian="AR"/>
    </style:style>
    <style:style style:name="T109" style:family="text">
      <style:text-properties officeooo:rsid="015edc84" style:language-asian="es" style:country-asian="AR"/>
    </style:style>
    <style:style style:name="T110" style:family="text">
      <style:text-properties officeooo:rsid="015f88b7" style:language-asian="es" style:country-asian="AR"/>
    </style:style>
    <style:style style:name="T111" style:family="text">
      <style:text-properties officeooo:rsid="015fd0e1" style:language-asian="es" style:country-asian="AR"/>
    </style:style>
    <style:style style:name="T112" style:family="text">
      <style:text-properties officeooo:rsid="01656d30" style:language-asian="es" style:country-asian="AR"/>
    </style:style>
    <style:style style:name="T113" style:family="text">
      <style:text-properties officeooo:rsid="018bcce2" style:language-asian="es" style:country-asian="AR"/>
    </style:style>
    <style:style style:name="T114" style:family="text">
      <style:text-properties officeooo:rsid="018f9e6b" style:language-asian="es" style:country-asian="AR"/>
    </style:style>
    <style:style style:name="T115" style:family="text">
      <style:text-properties officeooo:rsid="0196e14d" style:language-asian="es" style:country-asian="AR"/>
    </style:style>
    <style:style style:name="T116" style:family="text">
      <style:text-properties officeooo:rsid="019aff6a" style:language-asian="es" style:country-asian="AR"/>
    </style:style>
    <style:style style:name="T117" style:family="text">
      <style:text-properties officeooo:rsid="01a76ab0" style:language-asian="es" style:country-asian="AR"/>
    </style:style>
    <style:style style:name="T118" style:family="text">
      <style:text-properties officeooo:rsid="01bc5332" style:language-asian="es" style:country-asian="AR"/>
    </style:style>
    <style:style style:name="T119" style:family="text">
      <style:text-properties officeooo:rsid="01faf67d" style:language-asian="es" style:country-asian="AR"/>
    </style:style>
    <style:style style:name="T120" style:family="text">
      <style:text-properties officeooo:rsid="0245fb2c" style:language-asian="es" style:country-asian="AR"/>
    </style:style>
    <style:style style:name="T121" style:family="text">
      <style:text-properties officeooo:rsid="0243e8e3" style:language-asian="es" style:country-asian="AR"/>
    </style:style>
    <style:style style:name="T122" style:family="text">
      <style:text-properties officeooo:rsid="03a4df00" style:language-asian="es" style:country-asian="AR"/>
    </style:style>
    <style:style style:name="T123" style:family="text">
      <style:text-properties officeooo:rsid="03a58464" style:language-asian="es" style:country-asian="AR"/>
    </style:style>
    <style:style style:name="T124" style:family="text">
      <style:text-properties officeooo:rsid="03b51734" style:language-asian="es" style:country-asian="AR"/>
    </style:style>
    <style:style style:name="T125" style:family="text">
      <style:text-properties officeooo:rsid="03b6d0f2" style:language-asian="es" style:country-asian="AR"/>
    </style:style>
    <style:style style:name="T126" style:family="text">
      <style:text-properties officeooo:rsid="03c2c764" style:language-asian="es" style:country-asian="AR"/>
    </style:style>
    <style:style style:name="T127" style:family="text">
      <style:text-properties officeooo:rsid="03c70894" style:language-asian="es" style:country-asian="AR"/>
    </style:style>
    <style:style style:name="T128" style:family="text">
      <style:text-properties officeooo:rsid="03d24511" style:language-asian="es" style:country-asian="AR"/>
    </style:style>
    <style:style style:name="T129" style:family="text">
      <style:text-properties officeooo:rsid="03d25521" style:language-asian="es" style:country-asian="AR"/>
    </style:style>
    <style:style style:name="T130" style:family="text">
      <style:text-properties officeooo:rsid="01942ae5" style:language-asian="es" style:country-asian="AR"/>
    </style:style>
    <style:style style:name="T131" style:family="text">
      <style:text-properties officeooo:rsid="0017ca9e"/>
    </style:style>
    <style:style style:name="T132" style:family="text">
      <style:text-properties officeooo:rsid="00229455"/>
    </style:style>
    <style:style style:name="T133" style:family="text">
      <style:text-properties officeooo:rsid="002cbfb2"/>
    </style:style>
    <style:style style:name="T134" style:family="text">
      <style:text-properties officeooo:rsid="002dce4a"/>
    </style:style>
    <style:style style:name="T135" style:family="text">
      <style:text-properties style:font-name="DejaVu Sans2" style:language-asian="es" style:country-asian="ES" style:font-name-complex="Times New Roman1" style:font-size-complex="12pt"/>
    </style:style>
    <style:style style:name="T136" style:family="text">
      <style:text-properties style:font-name="DejaVu Sans2" officeooo:rsid="0024475b" style:language-asian="es" style:country-asian="ES" style:font-name-complex="Times New Roman1" style:font-size-complex="12pt"/>
    </style:style>
    <style:style style:name="T137" style:family="text">
      <style:text-properties style:font-name="DejaVu Sans2" officeooo:rsid="005f8c2c" style:language-asian="es" style:country-asian="ES" style:font-name-complex="Times New Roman1" style:font-size-complex="12pt"/>
    </style:style>
    <style:style style:name="T138" style:family="text">
      <style:text-properties style:font-name="DejaVu Sans2" officeooo:rsid="00930c13" style:language-asian="es" style:country-asian="ES" style:font-name-complex="Times New Roman1" style:font-size-complex="12pt"/>
    </style:style>
    <style:style style:name="T139" style:family="text">
      <style:text-properties style:font-name="DejaVu Sans2" officeooo:rsid="014a27a0" style:language-asian="es" style:country-asian="ES" style:font-name-complex="Times New Roman1" style:font-size-complex="12pt"/>
    </style:style>
    <style:style style:name="T140" style:family="text">
      <style:text-properties style:font-name="DejaVu Sans2" officeooo:rsid="014c58d9" style:language-asian="es" style:country-asian="ES" style:font-name-complex="Times New Roman1" style:font-size-complex="12pt"/>
    </style:style>
    <style:style style:name="T141" style:family="text">
      <style:text-properties style:font-name="DejaVu Sans2" officeooo:rsid="01bcb369" style:language-asian="es" style:country-asian="ES" style:font-name-complex="Times New Roman1" style:font-size-complex="12pt"/>
    </style:style>
    <style:style style:name="T142" style:family="text">
      <style:text-properties style:font-name="DejaVu Sans2" officeooo:rsid="01c71a4a" style:language-asian="es" style:country-asian="ES" style:font-name-complex="Times New Roman1" style:font-size-complex="12pt"/>
    </style:style>
    <style:style style:name="T143" style:family="text">
      <style:text-properties style:font-name="DejaVu Sans2" officeooo:rsid="0243e8e3" style:language-asian="es" style:country-asian="ES" style:font-name-complex="Times New Roman1" style:font-size-complex="12pt"/>
    </style:style>
    <style:style style:name="T144" style:family="text">
      <style:text-properties style:font-name="DejaVu Sans2" officeooo:rsid="01c34795" style:language-asian="es" style:country-asian="ES" style:font-name-complex="Times New Roman1" style:font-size-complex="12pt"/>
    </style:style>
    <style:style style:name="T145" style:family="text">
      <style:text-properties style:font-name="DejaVu Sans2" officeooo:rsid="03b2fd5b" style:language-asian="es" style:country-asian="ES" style:font-name-complex="Times New Roman1" style:font-size-complex="12pt"/>
    </style:style>
    <style:style style:name="T146" style:family="text">
      <style:text-properties officeooo:rsid="0031278b"/>
    </style:style>
    <style:style style:name="T147" style:family="text">
      <style:text-properties officeooo:rsid="0051a0fa"/>
    </style:style>
    <style:style style:name="T148" style:family="text">
      <style:text-properties officeooo:rsid="0052ace3"/>
    </style:style>
    <style:style style:name="T149" style:family="text">
      <style:text-properties officeooo:rsid="00535e52"/>
    </style:style>
    <style:style style:name="T150" style:family="text">
      <style:text-properties officeooo:rsid="0054e7cf"/>
    </style:style>
    <style:style style:name="T151" style:family="text">
      <style:text-properties officeooo:rsid="00561632"/>
    </style:style>
    <style:style style:name="T152" style:family="text">
      <style:text-properties officeooo:rsid="005fc7af"/>
    </style:style>
    <style:style style:name="T153" style:family="text">
      <style:text-properties officeooo:rsid="005ff9a4"/>
    </style:style>
    <style:style style:name="T154" style:family="text">
      <style:text-properties fo:font-size="16pt" style:font-size-asian="14pt" style:font-size-complex="16pt"/>
    </style:style>
    <style:style style:name="T155" style:family="text">
      <style:text-properties officeooo:rsid="0090ff05"/>
    </style:style>
    <style:style style:name="T156" style:family="text">
      <style:text-properties officeooo:rsid="0016e716"/>
    </style:style>
    <style:style style:name="T157" style:family="text">
      <style:text-properties officeooo:rsid="009287e6"/>
    </style:style>
    <style:style style:name="T158" style:family="text">
      <style:text-properties officeooo:rsid="0092ee34"/>
    </style:style>
    <style:style style:name="T159" style:family="text">
      <style:text-properties officeooo:rsid="0092f22a"/>
    </style:style>
    <style:style style:name="T160" style:family="text">
      <style:text-properties officeooo:rsid="0092f3cf"/>
    </style:style>
    <style:style style:name="T161" style:family="text">
      <style:text-properties officeooo:rsid="00957f9d"/>
    </style:style>
    <style:style style:name="T162" style:family="text">
      <style:text-properties officeooo:rsid="00987ae2"/>
    </style:style>
    <style:style style:name="T163" style:family="text">
      <style:text-properties officeooo:rsid="009a4ed0"/>
    </style:style>
    <style:style style:name="T164" style:family="text">
      <style:text-properties officeooo:rsid="00ca1213"/>
    </style:style>
    <style:style style:name="T165" style:family="text">
      <style:text-properties officeooo:rsid="00cad624"/>
    </style:style>
    <style:style style:name="T166" style:family="text">
      <style:text-properties officeooo:rsid="00caecf7"/>
    </style:style>
    <style:style style:name="T167" style:family="text">
      <style:text-properties officeooo:rsid="009b9156"/>
    </style:style>
    <style:style style:name="T168" style:family="text">
      <style:text-properties officeooo:rsid="00e143cf"/>
    </style:style>
    <style:style style:name="T169" style:family="text">
      <style:text-properties style:text-line-through-style="solid" style:text-line-through-type="single" fo:font-style="italic" style:font-style-asian="italic"/>
    </style:style>
    <style:style style:name="T170" style:family="text">
      <style:text-properties style:text-line-through-style="solid" style:text-line-through-type="single" fo:font-style="italic" officeooo:rsid="001416a3" style:font-style-asian="italic"/>
    </style:style>
    <style:style style:name="T171" style:family="text">
      <style:text-properties officeooo:rsid="00eaf42f"/>
    </style:style>
    <style:style style:name="T172" style:family="text">
      <style:text-properties officeooo:rsid="00ed8468"/>
    </style:style>
    <style:style style:name="T173" style:family="text">
      <style:text-properties officeooo:rsid="01420998"/>
    </style:style>
    <style:style style:name="T174" style:family="text">
      <style:text-properties officeooo:rsid="01434921"/>
    </style:style>
    <style:style style:name="T175" style:family="text">
      <style:text-properties officeooo:rsid="01469974"/>
    </style:style>
    <style:style style:name="T176" style:family="text">
      <style:text-properties officeooo:rsid="014878b8"/>
    </style:style>
    <style:style style:name="T177" style:family="text">
      <style:text-properties officeooo:rsid="014a27a0"/>
    </style:style>
    <style:style style:name="T178" style:family="text">
      <style:text-properties officeooo:rsid="014a4c02"/>
    </style:style>
    <style:style style:name="T179" style:family="text">
      <style:text-properties officeooo:rsid="014c58d9"/>
    </style:style>
    <style:style style:name="T180" style:family="text">
      <style:text-properties fo:background-color="#ffff00" loext:char-shading-value="0"/>
    </style:style>
    <style:style style:name="T181" style:family="text">
      <style:text-properties officeooo:rsid="01434921" fo:background-color="#ffff00" loext:char-shading-value="0"/>
    </style:style>
    <style:style style:name="T182" style:family="text">
      <style:text-properties officeooo:rsid="01434921" fo:background-color="#ffff00" loext:char-shading-value="0" style:language-asian="es" style:country-asian="AR"/>
    </style:style>
    <style:style style:name="T183" style:family="text">
      <style:text-properties officeooo:rsid="01511c44" fo:background-color="#ffff00" loext:char-shading-value="0"/>
    </style:style>
    <style:style style:name="T184" style:family="text">
      <style:text-properties officeooo:rsid="01fb8d0c" fo:background-color="#ffff00" loext:char-shading-value="0"/>
    </style:style>
    <style:style style:name="T185" style:family="text">
      <style:text-properties officeooo:rsid="038c5849" fo:background-color="#ffff00" loext:char-shading-value="0"/>
    </style:style>
    <style:style style:name="T186" style:family="text">
      <style:text-properties officeooo:rsid="038d0d97" fo:background-color="#ffff00" loext:char-shading-value="0" style:language-asian="es" style:country-asian="ES" style:font-name-complex="Times New Roman1" style:font-size-complex="12pt"/>
    </style:style>
    <style:style style:name="T187" style:family="text">
      <style:text-properties officeooo:rsid="03b12266" fo:background-color="#ffff00" loext:char-shading-value="0"/>
    </style:style>
    <style:style style:name="T188" style:family="text">
      <style:text-properties officeooo:rsid="03c70894" fo:background-color="#ffff00" loext:char-shading-value="0"/>
    </style:style>
    <style:style style:name="T189" style:family="text">
      <style:text-properties officeooo:rsid="014d8e13"/>
    </style:style>
    <style:style style:name="T190" style:family="text">
      <style:text-properties officeooo:rsid="01545aa1"/>
    </style:style>
    <style:style style:name="T191" style:family="text">
      <style:text-properties fo:font-style="normal" officeooo:rsid="0162cb8c" style:language-asian="es" style:country-asian="AR" style:font-style-asian="normal" style:font-style-complex="normal"/>
    </style:style>
    <style:style style:name="T192" style:family="text">
      <style:text-properties fo:font-weight="normal" style:language-asian="es" style:country-asian="AR" style:font-weight-asian="normal" style:font-weight-complex="normal"/>
    </style:style>
    <style:style style:name="T193" style:family="text">
      <style:text-properties fo:font-weight="normal" officeooo:rsid="015bbdbc" style:language-asian="es" style:country-asian="AR" style:font-weight-asian="normal" style:font-weight-complex="normal"/>
    </style:style>
    <style:style style:name="T194" style:family="text">
      <style:text-properties fo:font-weight="normal" officeooo:rsid="0167347e" style:language-asian="es" style:country-asian="AR" style:font-weight-asian="normal" style:font-weight-complex="normal"/>
    </style:style>
    <style:style style:name="T195" style:family="text">
      <style:text-properties fo:font-weight="normal" officeooo:rsid="0248728d" style:font-weight-asian="normal" style:font-weight-complex="normal"/>
    </style:style>
    <style:style style:name="T196" style:family="text">
      <style:text-properties fo:font-weight="normal" officeooo:rsid="035779e3" style:font-weight-asian="normal" style:font-weight-complex="normal"/>
    </style:style>
    <style:style style:name="T197" style:family="text">
      <style:text-properties fo:font-weight="normal" officeooo:rsid="03588c24" style:font-weight-asian="normal" style:font-weight-complex="normal"/>
    </style:style>
    <style:style style:name="T198" style:family="text">
      <style:text-properties officeooo:rsid="016c02b9"/>
    </style:style>
    <style:style style:name="T199" style:family="text">
      <style:text-properties fo:font-size="12pt" fo:font-weight="bold" officeooo:rsid="016c02b9" style:font-size-asian="12pt" style:font-weight-asian="bold" style:font-name-complex="Calibri1" style:font-size-complex="12pt" style:font-weight-complex="bold"/>
    </style:style>
    <style:style style:name="T200" style:family="text">
      <style:text-properties fo:font-size="12pt" fo:font-weight="bold" officeooo:rsid="043edfb6" style:font-size-asian="12pt" style:font-weight-asian="bold" style:font-name-complex="Calibri1" style:font-size-complex="12pt" style:font-weight-complex="bold"/>
    </style:style>
    <style:style style:name="T201" style:family="text">
      <style:text-properties officeooo:rsid="017a75cb"/>
    </style:style>
    <style:style style:name="T202" style:family="text">
      <style:text-properties officeooo:rsid="017bb388"/>
    </style:style>
    <style:style style:name="T203" style:family="text">
      <style:text-properties officeooo:rsid="01816a30"/>
    </style:style>
    <style:style style:name="T204" style:family="text">
      <style:text-properties officeooo:rsid="018bcce2"/>
    </style:style>
    <style:style style:name="T205" style:family="text">
      <style:text-properties officeooo:rsid="018f9e6b"/>
    </style:style>
    <style:style style:name="T206" style:family="text">
      <style:text-properties officeooo:rsid="01942ae5"/>
    </style:style>
    <style:style style:name="T207" style:family="text">
      <style:text-properties officeooo:rsid="0198c704"/>
    </style:style>
    <style:style style:name="T208" style:family="text">
      <style:text-properties officeooo:rsid="01aae73b"/>
    </style:style>
    <style:style style:name="T209" style:family="text">
      <style:text-properties officeooo:rsid="01ad5e6b"/>
    </style:style>
    <style:style style:name="T210" style:family="text">
      <style:text-properties officeooo:rsid="01b3669b"/>
    </style:style>
    <style:style style:name="T211" style:family="text">
      <style:text-properties officeooo:rsid="01b6c216"/>
    </style:style>
    <style:style style:name="T212" style:family="text">
      <style:text-properties officeooo:rsid="01bcb369"/>
    </style:style>
    <style:style style:name="T213" style:family="text">
      <style:text-properties officeooo:rsid="01bfd36e"/>
    </style:style>
    <style:style style:name="T214" style:family="text">
      <style:text-properties officeooo:rsid="01c34795"/>
    </style:style>
    <style:style style:name="T215" style:family="text">
      <style:text-properties officeooo:rsid="01c746c2"/>
    </style:style>
    <style:style style:name="T216" style:family="text">
      <style:text-properties officeooo:rsid="01f6fec6"/>
    </style:style>
    <style:style style:name="T217" style:family="text">
      <style:text-properties officeooo:rsid="01f83e5e"/>
    </style:style>
    <style:style style:name="T218" style:family="text">
      <style:text-properties officeooo:rsid="01fb8d0c"/>
    </style:style>
    <style:style style:name="T219" style:family="text">
      <style:text-properties officeooo:rsid="0243e8e3"/>
    </style:style>
    <style:style style:name="T220" style:family="text">
      <style:text-properties officeooo:rsid="0248728d"/>
    </style:style>
    <style:style style:name="T221" style:family="text">
      <style:text-properties officeooo:rsid="024a41d4"/>
    </style:style>
    <style:style style:name="T222" style:family="text">
      <style:text-properties officeooo:rsid="02529be1"/>
    </style:style>
    <style:style style:name="T223" style:family="text">
      <style:text-properties officeooo:rsid="0253e9f7"/>
    </style:style>
    <style:style style:name="T224" style:family="text">
      <style:text-properties officeooo:rsid="02dee94f"/>
    </style:style>
    <style:style style:name="T225" style:family="text">
      <style:text-properties officeooo:rsid="035f8b62"/>
    </style:style>
    <style:style style:name="T226" style:family="text">
      <style:text-properties officeooo:rsid="03629cab"/>
    </style:style>
    <style:style style:name="T227" style:family="text">
      <style:text-properties officeooo:rsid="038c5849"/>
    </style:style>
    <style:style style:name="T228" style:family="text">
      <style:text-properties officeooo:rsid="03951baf"/>
    </style:style>
    <style:style style:name="T229" style:family="text">
      <style:text-properties officeooo:rsid="039f9e52"/>
    </style:style>
    <style:style style:name="T230" style:family="text">
      <style:text-properties officeooo:rsid="03a16251"/>
    </style:style>
    <style:style style:name="T231" style:family="text">
      <style:text-properties officeooo:rsid="03a68274"/>
    </style:style>
    <style:style style:name="T232" style:family="text">
      <style:text-properties officeooo:rsid="03a73fd1"/>
    </style:style>
    <style:style style:name="T233" style:family="text">
      <style:text-properties officeooo:rsid="03a8f30e"/>
    </style:style>
    <style:style style:name="T234" style:family="text">
      <style:text-properties officeooo:rsid="03ab4872"/>
    </style:style>
    <style:style style:name="T235" style:family="text">
      <style:text-properties fo:font-variant="normal" fo:text-transform="none" fo:color="#222222" style:font-name="Roboto" fo:font-size="9pt" fo:letter-spacing="normal" fo:font-style="normal" fo:font-weight="normal"/>
    </style:style>
    <style:style style:name="T236" style:family="text">
      <style:text-properties officeooo:rsid="03aee340"/>
    </style:style>
    <style:style style:name="T237" style:family="text">
      <style:text-properties officeooo:rsid="03b07f0c"/>
    </style:style>
    <style:style style:name="T238" style:family="text">
      <style:text-properties officeooo:rsid="03b12266"/>
    </style:style>
    <style:style style:name="T239" style:family="text">
      <style:text-properties officeooo:rsid="03b51734"/>
    </style:style>
    <style:style style:name="T240" style:family="text">
      <style:text-properties officeooo:rsid="03c3c794"/>
    </style:style>
    <style:style style:name="T241" style:family="text">
      <style:text-properties officeooo:rsid="03c70894"/>
    </style:style>
    <style:style style:name="T242" style:family="text">
      <style:text-properties officeooo:rsid="03c848e0"/>
    </style:style>
    <style:style style:name="T243" style:family="text">
      <style:text-properties officeooo:rsid="001416a3"/>
    </style:style>
    <style:style style:name="T244" style:family="text">
      <style:text-properties style:language-asian="es" style:country-asian="VE"/>
    </style:style>
    <style:style style:name="T245" style:family="text">
      <style:text-properties officeooo:rsid="001e2f9f" style:language-asian="es" style:country-asian="VE"/>
    </style:style>
    <style:style style:name="T246" style:family="text">
      <style:text-properties officeooo:rsid="00192368" style:language-asian="es" style:country-asian="VE"/>
    </style:style>
    <style:style style:name="T247" style:family="text">
      <style:text-properties officeooo:rsid="00256762" style:language-asian="es" style:country-asian="VE"/>
    </style:style>
    <style:style style:name="T248" style:family="text">
      <style:text-properties officeooo:rsid="0440bcd6" style:language-asian="es" style:country-asian="VE"/>
    </style:style>
    <style:style style:name="T249" style:family="text">
      <style:text-properties fo:language="es" fo:country="ES"/>
    </style:style>
    <style:style style:name="T250" style:family="text">
      <style:text-properties officeooo:rsid="03d4c4a9"/>
    </style:style>
    <style:style style:name="T251" style:family="text">
      <style:text-properties officeooo:rsid="043ccc25"/>
    </style:style>
    <style:style style:name="T252" style:family="text">
      <style:text-properties officeooo:rsid="043d81b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5.027cm" fo:margin-bottom="4.55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6"><text:span text:style-name="T28">Documento de </text:span><text:span text:style-name="T29">Requisitos</text:span><text:span text:style-name="T28"> Funcionales</text:span></text:p>
      <text:p text:style-name="Título_20_principal">django-condominiu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7"><text:span text:style-name="T172">mayo</text:span> de 2019</text:p>
      <text:p text:style-name="P96"><text:bookmark-start text:name="__RefHeading___Toc4191_272845880"/>Tabla de contenido<text:bookmark-end text:name="__RefHeading___Toc4191_272845880"/></text:p>
      <text:table-of-content text:style-name="Sect1" text:protected="true" text:name="Sumario1">
        <text:table-of-content-source text:outline-level="1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i_20_Título"/>
          </text:index-source-styles>
        </text:table-of-content-source>
        <text:index-body>
          <text:p text:style-name="P163"><text:a xlink:type="simple" xlink:href="#__RefHeading___Toc4191_272845880" text:style-name="Index_20_Link" text:visited-style-name="Index_20_Link"><text:span text:style-name="T249">Tabla de contenido<text:tab/>2</text:span></text:a></text:p>
          <text:p text:style-name="P163"><text:a xlink:type="simple" xlink:href="#__RefHeading___Toc4214_272845880" text:style-name="Index_20_Link" text:visited-style-name="Index_20_Link"><text:span text:style-name="T249">Historial de Versiones<text:tab/>3</text:span></text:a></text:p>
          <text:p text:style-name="P163"><text:a xlink:type="simple" xlink:href="#__RefHeading___Toc4083_272845880" text:style-name="Index_20_Link" text:visited-style-name="Index_20_Link"><text:span text:style-name="T249">Mapa de Requerimientos<text:tab/>4</text:span></text:a></text:p>
          <text:p text:style-name="P163"><text:a xlink:type="simple" xlink:href="#__RefHeading___Toc4085_272845880" text:style-name="Index_20_Link" text:visited-style-name="Index_20_Link"><text:span text:style-name="T249">Requisitos Funcionales<text:tab/>5</text:span></text:a></text:p>
          <text:p text:style-name="P163"><text:a xlink:type="simple" xlink:href="#__RefHeading___Toc4193_272845880" text:style-name="Index_20_Link" text:visited-style-name="Index_20_Link"><text:span text:style-name="T249">Especificaciones de Casos de Uso<text:tab/>10</text:span></text:a></text:p>
          <text:p text:style-name="P163"><text:a xlink:type="simple" xlink:href="#__RefHeading___Toc4089_272845880" text:style-name="Index_20_Link" text:visited-style-name="Index_20_Link"><text:span text:style-name="T249">Cronograma Estimado<text:tab/>31</text:span></text:a></text:p>
        </text:index-body>
      </text:table-of-content>
      <text:p text:style-name="P95"/>
      <text:p text:style-name="P96"><text:bookmark-start text:name="__RefHeading___Toc4214_272845880"/>Historial de Versiones<text:bookmark-end text:name="__RefHeading___Toc4214_272845880"/></text:p>
      <table:table table:name="Historial_de_Versiones" table:style-name="Historial_5f_de_5f_Versiones">
        <table:table-column table:style-name="Historial_5f_de_5f_Versiones.A"/>
        <table:table-column table:style-name="Historial_5f_de_5f_Versiones.B"/>
        <table:table-column table:style-name="Historial_5f_de_5f_Versiones.C"/>
        <table:table-column table:style-name="Historial_5f_de_5f_Versiones.D"/>
        <table:table-row table:style-name="Historial_5f_de_5f_Versiones.1">
          <table:table-cell table:style-name="Historial_5f_de_5f_Versiones.A1" office:value-type="string">
            <text:p text:style-name="P12">Fecha</text:p>
          </table:table-cell>
          <table:table-cell table:style-name="Historial_5f_de_5f_Versiones.A1" office:value-type="string">
            <text:p text:style-name="P12">Versión</text:p>
          </table:table-cell>
          <table:table-cell table:style-name="Historial_5f_de_5f_Versiones.A1" office:value-type="string">
            <text:p text:style-name="P12">Descripción</text:p>
          </table:table-cell>
          <table:table-cell table:style-name="Historial_5f_de_5f_Versiones.D1" office:value-type="string">
            <text:p text:style-name="P12">Autor</text:p>
          </table:table-cell>
        </table:table-row>
        <table:table-row table:style-name="Historial_5f_de_5f_Versiones.1">
          <table:table-cell table:style-name="Historial_5f_de_5f_Versiones.A2" office:value-type="string">
            <text:p text:style-name="P36"><text:span text:style-name="T251">22</text:span> de mayo de 2019</text:p>
          </table:table-cell>
          <table:table-cell table:style-name="Historial_5f_de_5f_Versiones.B2" office:value-type="string">
            <text:p text:style-name="P36">0.<text:span text:style-name="T172">1</text:span></text:p>
          </table:table-cell>
          <table:table-cell table:style-name="Historial_5f_de_5f_Versiones.C2" office:value-type="string">
            <text:list xml:id="list694745045" text:style-name="List_20_1">
              <text:list-item>
                <text:p text:style-name="P242">Gestión de Usuarios</text:p>
              </text:list-item>
            </text:list>
          </table:table-cell>
          <table:table-cell table:style-name="Historial_5f_de_5f_Versiones.D2" office:value-type="string">
            <text:p text:style-name="P228">Gersón Vizquel</text:p>
          </table:table-cell>
        </table:table-row>
      </table:table>
      <text:p text:style-name="P97"><text:bookmark-start text:name="__RefHeading___Toc4083_272845880"/>Mapa de Requerimientos<text:bookmark-end text:name="__RefHeading___Toc4083_272845880"/></text:p>
      <text:list xml:id="list870869092" text:style-name="WWNum1">
        <text:list-item>
          <text:p text:style-name="P164">Módulo <text:span text:style-name="T252">de</text:span> <text:span text:style-name="T252">Auto Gestión de Usuarios</text:span></text:p>
          <text:list>
            <text:list-item>
              <text:p text:style-name="P166">SignUp</text:p>
            </text:list-item>
            <text:list-item>
              <text:p text:style-name="P166">Login</text:p>
            </text:list-item>
            <text:list-item>
              <text:p text:style-name="P166">Change password</text:p>
            </text:list-item>
            <text:list-item>
              <text:p text:style-name="P166">Profile form</text:p>
            </text:list-item>
            <text:list-item>
              <text:p text:style-name="P165"><text:span text:style-name="T252">Avatar</text:span></text:p>
            </text:list-item>
          </text:list>
        </text:list-item>
      </text:list>
      <text:p text:style-name="P96"><text:bookmark-start text:name="__RefHeading___Toc4085_272845880"/>Requisitos <text:span text:style-name="T131">Funcionales</text:span><text:bookmark-end text:name="__RefHeading___Toc4085_272845880"/></text:p>
      <table:table table:name="RF_Gestión_de_Usuarios" table:style-name="RF_5f_Gestión_5f_de_5f_Usuarios">
        <table:table-column table:style-name="RF_5f_Gestión_5f_de_5f_Usuarios.A"/>
        <table:table-column table:style-name="RF_5f_Gestión_5f_de_5f_Usuarios.B"/>
        <table:table-column table:style-name="RF_5f_Gestión_5f_de_5f_Usuarios.C"/>
        <table:table-column table:style-name="RF_5f_Gestión_5f_de_5f_Usuarios.D"/>
        <table:table-row table:style-name="RF_5f_Gestión_5f_de_5f_Usuarios.1">
          <table:table-cell table:style-name="RF_5f_Gestión_5f_de_5f_Usuarios.A1" table:number-columns-spanned="4" office:value-type="string">
            <text:list xml:id="list2144160895" text:style-name="WWNum43">
              <text:list-item>
                <text:h text:style-name="P223" text:outline-level="3"><text:bookmark text:name="_Toc4529679411"/><text:bookmark text:name="_Toc4529992431"/><text:bookmark text:name="_Toc4542659781"/><text:bookmark text:name="_Toc4542692491"/><text:bookmark text:name="_Toc4542693171"/><text:bookmark text:name="_Toc4561183641"/><text:bookmark text:name="_Toc4561214011"/><text:bookmark text:name="_Toc4561853681"/><text:bookmark text:name="_Toc4513231801"/></text:h>
              </text:list-item>
              <text:list-item>
                <text:h text:style-name="P223" text:outline-level="3"><text:bookmark text:name="_Toc4529679422"/><text:bookmark text:name="_Toc4529992442"/><text:bookmark text:name="_Toc4542659792"/><text:bookmark text:name="_Toc4542692502"/><text:bookmark text:name="_Toc4542693182"/><text:bookmark text:name="_Toc4561183652"/><text:bookmark text:name="_Toc4561214022"/><text:bookmark text:name="_Toc4561853692"/><text:bookmark text:name="_Toc4513231812"/></text:h>
              </text:list-item>
              <text:list-item>
                <text:h text:style-name="P223" text:outline-level="3"><text:bookmark text:name="_Toc4529679432"/><text:bookmark text:name="_Toc4529992452"/><text:bookmark text:name="_Toc4542659802"/><text:bookmark text:name="_Toc4542692512"/><text:bookmark text:name="_Toc4542693192"/><text:bookmark text:name="_Toc4561183662"/><text:bookmark text:name="_Toc4561214032"/><text:bookmark text:name="_Toc4561853702"/><text:bookmark text:name="_Toc4513231822"/></text:h>
                <text:list>
                  <text:list-item>
                    <text:h text:style-name="P223" text:outline-level="3"><text:bookmark text:name="_Toc4529679442"/><text:bookmark text:name="_Toc4529992462"/><text:bookmark text:name="_Toc4542659812"/><text:bookmark text:name="_Toc4542692522"/><text:bookmark text:name="_Toc4542693202"/><text:bookmark text:name="_Toc4561183672"/><text:bookmark text:name="_Toc4561214042"/><text:bookmark text:name="_Toc4561853712"/><text:bookmark text:name="_Toc4513231832"/></text:h>
                  </text:list-item>
                </text:list>
              </text:list-item>
            </text:list>
            <text:p text:style-name="Table_20_Heading">Requisito: RF-01 django-condominium – Gestión de Usuarios</text:p>
          </table:table-cell>
          <table:covered-table-cell/>
          <table:covered-table-cell/>
          <table:covered-table-cell/>
        </table:table-row>
        <table:table-row table:style-name="RF_5f_Gestión_5f_de_5f_Usuarios.2">
          <table:table-cell table:style-name="RF_5f_Gestión_5f_de_5f_Usuarios.A2" office:value-type="string">
            <text:p text:style-name="P78">Descripción</text:p>
          </table:table-cell>
          <table:table-cell table:style-name="RF_5f_Gestión_5f_de_5f_Usuarios.B2" table:number-columns-spanned="3" office:value-type="string">
            <text:p text:style-name="P37"><text:span text:style-name="T71">Permite </text:span><text:span text:style-name="T115">a los usuarios de django-condominium auto gestionar de manera limitada su perfil en django-condominium</text:span><text:span text:style-name="T74">. </text:span><text:span text:style-name="T115">También provee a los administradores de django-condominium </text:span><text:span text:style-name="T116">de herramientas para </text:span><text:span text:style-name="T115">la gestión total de los usuarios y grupos de usuario</text:span><text:span text:style-name="T116">s</text:span><text:span text:style-name="T115"> de django-condominium.</text:span></text:p>
          </table:table-cell>
          <table:covered-table-cell/>
          <table:covered-table-cell/>
        </table:table-row>
        <table:table-row table:style-name="RF_5f_Gestión_5f_de_5f_Usuarios.3">
          <table:table-cell table:style-name="RF_5f_Gestión_5f_de_5f_Usuarios.A2" office:value-type="string">
            <text:p text:style-name="P78">Prioridad</text:p>
          </table:table-cell>
          <table:table-cell table:style-name="RF_5f_Gestión_5f_de_5f_Usuarios.B3" table:number-columns-spanned="3" office:value-type="string">
            <text:p text:style-name="P43">ALTA</text:p>
          </table:table-cell>
          <table:covered-table-cell/>
          <table:covered-table-cell/>
        </table:table-row>
        <table:table-row table:style-name="RF_5f_Gestión_5f_de_5f_Usuarios.3">
          <table:table-cell table:style-name="RF_5f_Gestión_5f_de_5f_Usuarios.A2" office:value-type="string">
            <text:p text:style-name="P78">Alcance</text:p>
          </table:table-cell>
          <table:table-cell table:style-name="RF_5f_Gestión_5f_de_5f_Usuarios.B4" table:number-columns-spanned="3" office:value-type="string">
            <text:p text:style-name="P44"><text:span text:style-name="T79">E</text:span><text:span text:style-name="T71">ste m</text:span><text:span text:style-name="T128">ó</text:span><text:span text:style-name="T71">dulo permite el auto registro de usuarios en django-condominium, la auto gestión del registro y actualización de datos personales </text:span><text:span text:style-name="T114">(nombres y apellidos, identificación, correo electrónico, imagen del avatar, etc)</text:span><text:span text:style-name="T71">, la auto gestión del cambio de contraseña.</text:span></text:p>
            <text:p text:style-name="P45">Los administradores django-condominium podrán acceder al CRUD de gestión de usuarios y grupos de usuarios <text:span text:style-name="T205">donde </text:span>.</text:p>
          </table:table-cell>
          <table:covered-table-cell/>
          <table:covered-table-cell/>
        </table:table-row>
        <table:table-row table:style-name="RF_5f_Gestión_5f_de_5f_Usuarios.3">
          <table:table-cell table:style-name="RF_5f_Gestión_5f_de_5f_Usuarios.A2" office:value-type="string">
            <text:p text:style-name="P78">Criterios de Aceptación</text:p>
          </table:table-cell>
          <table:table-cell table:style-name="RF_5f_Gestión_5f_de_5f_Usuarios.B5" table:number-columns-spanned="3" office:value-type="string">
            <text:list xml:id="list3772834750" text:style-name="WWNum46">
              <text:list-item>
                <text:p text:style-name="P168"><text:span text:style-name="T130">El usuario (login) y el correo electrónico primario son identificadores </text:span>inequívoco<text:span text:style-name="T206">s del usuario.</text:span></text:p>
              </text:list-item>
              <text:list-item>
                <text:p text:style-name="P169">¿?</text:p>
              </text:list-item>
            </text:list>
          </table:table-cell>
          <table:covered-table-cell/>
          <table:covered-table-cell/>
        </table:table-row>
        <table:table-row table:style-name="RF_5f_Gestión_5f_de_5f_Usuarios.3">
          <table:table-cell table:style-name="RF_5f_Gestión_5f_de_5f_Usuarios.A2" office:value-type="string">
            <text:p text:style-name="P78">Anexos</text:p>
          </table:table-cell>
          <table:table-cell table:style-name="RF_5f_Gestión_5f_de_5f_Usuarios.B6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RF_5f_Gestión_5f_de_5f_Usuarios.7">
          <table:table-cell table:style-name="RF_5f_Gestión_5f_de_5f_Usuarios.A2" office:value-type="string">
            <text:p text:style-name="P78">Versión Actual</text:p>
          </table:table-cell>
          <table:table-cell table:style-name="RF_5f_Gestión_5f_de_5f_Usuarios.B7" office:value-type="string">
            <text:p text:style-name="P14">1</text:p>
          </table:table-cell>
          <table:table-cell table:style-name="RF_5f_Gestión_5f_de_5f_Usuarios.C7" office:value-type="string">
            <text:p text:style-name="P78">Fecha Creación</text:p>
          </table:table-cell>
          <table:table-cell table:style-name="RF_5f_Gestión_5f_de_5f_Usuarios.D7" office:value-type="string">
            <text:p text:style-name="P23"><text:span text:style-name="T248">21</text:span><text:span text:style-name="T244">/</text:span><text:span text:style-name="T245">05</text:span><text:span text:style-name="T244">/201</text:span><text:span text:style-name="T245">9</text:span></text:p>
          </table:table-cell>
        </table:table-row>
        <table:table-row table:style-name="RF_5f_Gestión_5f_de_5f_Usuarios.8">
          <table:table-cell table:style-name="RF_5f_Gestión_5f_de_5f_Usuarios.A2" office:value-type="string">
            <text:p text:style-name="P77">Versión Modif.</text:p>
          </table:table-cell>
          <table:table-cell table:style-name="RF_5f_Gestión_5f_de_5f_Usuarios.A2" office:value-type="string">
            <text:p text:style-name="P77">Fecha Modif.</text:p>
          </table:table-cell>
          <table:table-cell table:style-name="RF_5f_Gestión_5f_de_5f_Usuarios.C8" table:number-columns-spanned="2" office:value-type="string">
            <text:p text:style-name="P77">Descripción</text:p>
          </table:table-cell>
          <table:covered-table-cell/>
        </table:table-row>
      </table:table>
      <text:p text:style-name="P156"/>
      <text:p text:style-name="P96"><text:bookmark-start text:name="__RefHeading___Toc4193_272845880"/><text:span text:style-name="T154">Especificaciones</text:span> de Casos de Uso<text:bookmark-end text:name="__RefHeading___Toc4193_272845880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Table_20_Heading">Caso de Uso – <text:s/>django-condominiu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83">Nombre:</text:p>
          </table:table-cell>
          <table:table-cell table:style-name="Tabla1.B2" office:value-type="string">
            <text:p text:style-name="P76">Gestión de Usuarios</text:p>
          </table:table-cell>
        </table:table-row>
        <table:table-row table:style-name="Tabla1.1">
          <table:table-cell table:style-name="Tabla1.A2" office:value-type="string">
            <text:p text:style-name="P83">Descripción:</text:p>
          </table:table-cell>
          <table:table-cell table:style-name="Tabla1.B3" office:value-type="string">
            <text:p text:style-name="P38"><text:span text:style-name="T71">Permite </text:span><text:span text:style-name="T115">a los usuarios de django-condominium auto gestionar de manera limitada su perfil en django-condominium</text:span><text:span text:style-name="T74">. </text:span><text:span text:style-name="T115">También provee a los </text:span><text:span text:style-name="T122">usuarios con perfil administrativo</text:span><text:span text:style-name="T115"> de django-condominium </text:span><text:span text:style-name="T116">de herramientas para </text:span><text:span text:style-name="T115">la gestión total de los usuarios y grupos de usuario</text:span><text:span text:style-name="T116">s</text:span><text:span text:style-name="T115"> de django-condominium.</text:span></text:p>
          </table:table-cell>
        </table:table-row>
        <table:table-row table:style-name="Tabla1.1">
          <table:table-cell table:style-name="Tabla1.A2" office:value-type="string">
            <text:p text:style-name="P83">Requerimiento:</text:p>
          </table:table-cell>
          <table:table-cell table:style-name="Tabla1.B4" office:value-type="string">
            <text:p text:style-name="P52">RF-0<text:span text:style-name="T207">1</text:span></text:p>
          </table:table-cell>
        </table:table-row>
        <table:table-row table:style-name="Tabla1.1">
          <table:table-cell table:style-name="Tabla1.A2" office:value-type="string">
            <text:p text:style-name="P83">Pre-condición:</text:p>
          </table:table-cell>
          <table:table-cell table:style-name="Tabla1.B5" office:value-type="string">
            <text:p text:style-name="P53">Acceso al portal de Multi Asistencias</text:p>
          </table:table-cell>
        </table:table-row>
        <table:table-row table:style-name="Tabla1.1">
          <table:table-cell table:style-name="Tabla1.A6" table:number-columns-spanned="2" office:value-type="string">
            <text:p text:style-name="P83">Flujo Normal: <text:span text:style-name="T123">Auto-Registro de Usuarios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83">Actor:</text:p>
          </table:table-cell>
          <table:table-cell table:style-name="Tabla1.A6" office:value-type="string">
            <text:p text:style-name="P83">Sistema:</text:p>
          </table:table-cell>
        </table:table-row>
        <table:table-row table:style-name="Tabla1.1">
          <table:table-cell table:style-name="Tabla1.A8" office:value-type="string">
            <text:list xml:id="list616182747" text:style-name="Numeración_20_Tabla">
              <text:list-item>
                <text:p text:style-name="P104"><text:span text:style-name="T49">Ingresar al portal de Multi Asistencia y s</text:span><text:span text:style-name="T32">elecciona</text:span><text:span text:style-name="T49">r</text:span><text:span text:style-name="T30">: “</text:span><text:span text:style-name="T50">Registrarse</text:span><text:span text:style-name="T30">”.</text:span></text:p>
              </text:list-item>
            </text:list>
          </table:table-cell>
          <table:table-cell table:style-name="Tabla1.B8" office:value-type="string">
            <text:p text:style-name="P7"/>
          </table:table-cell>
        </table:table-row>
        <table:table-row table:style-name="Tabla1.1">
          <table:table-cell table:style-name="Tabla1.A9" office:value-type="string">
            <text:list xml:id="list142529856514028" text:continue-numbering="true" text:style-name="Numeración_20_Tabla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58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B9" office:value-type="string">
            <text:list xml:id="list142528137798541" text:continue-numbering="true" text:style-name="Numeración_20_Tabla">
              <text:list-item>
                <text:list>
                  <text:list-item>
                    <text:p text:style-name="P104">Presentar <text:span text:style-name="T134">en pantalla el formulario de auto registro (Sing Up) de usuarios:</text:span></text:p>
                  </text:list-item>
                </text:list>
              </text:list-item>
            </text:list>
            <text:list xml:id="list142529184010500" text:continue-list="list694745045" text:style-name="List_20_1">
              <text:list-item>
                <text:list>
                  <text:list-item>
                    <text:p text:style-name="P175"><text:span text:style-name="T52">U</text:span><text:span text:style-name="T51">suario</text:span><text:span text:style-name="T36"> </text:span><text:span text:style-name="T30">(</text:span><text:span text:style-name="T33">Text Box </text:span><text:span text:style-name="T30">obligatorio).</text:span></text:p>
                  </text:list-item>
                  <text:list-item>
                    <text:p text:style-name="P175"><text:span text:style-name="T52">Primer Nombre </text:span><text:span text:style-name="T33">(Text Box obligatorio).</text:span></text:p>
                  </text:list-item>
                  <text:list-item>
                    <text:p text:style-name="P175"><text:span text:style-name="T231">Primer Apellido</text:span> <text:span text:style-name="T30">(</text:span><text:span text:style-name="T33">Text Box </text:span><text:span text:style-name="T30">obligatorio).</text:span></text:p>
                  </text:list-item>
                  <text:list-item>
                    <text:p text:style-name="P175"><text:span text:style-name="T52">Correo electrónico</text:span><text:span text:style-name="T36"> </text:span><text:span text:style-name="T30">(</text:span><text:span text:style-name="T53">Email</text:span><text:span text:style-name="T33"> Box </text:span><text:span text:style-name="T30">obligatorio).</text:span></text:p>
                  </text:list-item>
                  <text:list-item>
                    <text:p text:style-name="P188"><text:span text:style-name="T232">Clave</text:span> (<text:span text:style-name="T232">Password Box </text:span>obligatorio).</text:p>
                  </text:list-item>
                  <text:list-item>
                    <text:p text:style-name="P175"><text:span text:style-name="T53">Confirmación de clave</text:span><text:span text:style-name="T54"> (</text:span><text:span text:style-name="T53">Password Box </text:span><text:span text:style-name="T54">obligatorio).</text:span></text:p>
                  </text:list-item>
                  <text:list-item>
                    <text:p text:style-name="P196"><text:span text:style-name="T30">Componente de Google </text:span><text:span text:style-name="T54">r</text:span><text:span text:style-name="T30">eCAPTCHA</text:span></text:p>
                  </text:list-item>
                  <text:list-item>
                    <text:p text:style-name="P197"><text:span text:style-name="T30">Botón “Reg</text:span><text:span text:style-name="T53">istrarse</text:span><text:span text:style-name="T30">”</text:span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0" office:value-type="string">
            <text:list xml:id="list142528452904358" text:continue-list="list142528137798541" text:style-name="Numeración_20_Tabla">
              <text:list-item>
                <text:list>
                  <text:list-item>
                    <text:p text:style-name="P104">Completar los datos del formulario.</text:p>
                  </text:list-item>
                  <text:list-item>
                    <text:p text:style-name="P104">Presionar el botón “<text:span text:style-name="T36">Reg</text:span><text:span text:style-name="T53">istrarse</text:span>”</text:p>
                  </text:list-item>
                </text:list>
              </text:list-item>
            </text:list>
          </table:table-cell>
          <table:table-cell table:style-name="Tabla1.B10" office:value-type="string">
            <text:p text:style-name="P7"/>
          </table:table-cell>
        </table:table-row>
        <table:table-row table:style-name="Tabla1.1">
          <table:table-cell table:style-name="Tabla1.A14" office:value-type="string">
            <text:p text:style-name="P68"/>
          </table:table-cell>
          <table:table-cell table:style-name="Tabla1.B14" office:value-type="string">
            <text:list xml:id="list142528522479463" text:continue-numbering="true" text:style-name="Numeración_20_Tabla">
              <text:list-item>
                <text:list>
                  <text:list-item>
                    <text:p text:style-name="P104"><text:span text:style-name="T242">V</text:span>alida la información del formulario. <text:span text:style-name="T146">S</text:span>i todos los requisitos <text:span text:style-name="T234">se </text:span>satisfacen se guarda el registro del nuev<text:span text:style-name="T159">o usuario.</text:span></text:p>
                  </text:list-item>
                  <text:list-item>
                    <text:p text:style-name="P128">Envía un correo a la dirección de correo del usuario con el siguiente mensaje: “Gracias por registrarte en el django-condominium <text:span text:style-name="T70">Primer Nombre Primer Apellido</text:span>, tu usuario es <text:soft-page-break/>Usuario. Por favor sigue el siguiente enlace para confirmar tú registro y activar tu cuenta: http://http://www.condominium.com//cuenta/activar/NDU/56h-6572dcfe188e966d427e</text:p>
                  </text:list-item>
                </text:list>
              </text:list-item>
            </text:list>
            <text:p text:style-name="P129">Las credenciales de este enlace tienen una duración de dos (2) días.”</text:p>
            <text:list xml:id="list142530059985139" text:continue-numbering="true" text:style-name="Numeración_20_Tabla">
              <text:list-item>
                <text:list>
                  <text:list-item>
                    <text:p text:style-name="P104"><text:span text:style-name="T237">Se muestra mensaje en pantalla: “</text:span><text:span text:style-name="T7">Activación enviada</text:span> Gracias por registrarse en <text:span text:style-name="T233">django-condominium</text:span>. A su dirección de correo electrónico fue enviado un enlace para confirmar su registro<text:span text:style-name="T159">”.</text:span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office:value-type="string">
            <text:list xml:id="list142528357110592" text:continue-numbering="true" text:style-name="Numeración_20_Tabla">
              <text:list-item>
                <text:list>
                  <text:list-item>
                    <text:p text:style-name="P104"><text:span text:style-name="T236">Ir su correo electrónico, buscar el correo de noreply@</text:span><text:span text:style-name="T235">multiasistencia.com</text:span><text:span text:style-name="T233"> abrirlo y presiona el link de confirmación.</text:span></text:p>
                  </text:list-item>
                </text:list>
              </text:list-item>
            </text:list>
          </table:table-cell>
          <table:table-cell table:style-name="Tabla1.B14" office:value-type="string">
            <text:list xml:id="list142529828224132" text:continue-numbering="true" text:style-name="Numeración_20_Tabla">
              <text:list-item>
                <text:list>
                  <text:list-item>
                    <text:list>
                      <text:list-header>
                        <text:p text:style-name="P104"/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office:value-type="string">
            <text:p text:style-name="P68"/>
          </table:table-cell>
          <table:table-cell table:style-name="Tabla1.B14" office:value-type="string">
            <text:list xml:id="list142529420842203" text:continue-numbering="true" text:style-name="Numeración_20_Tabla">
              <text:list-item>
                <text:list>
                  <text:list-item>
                    <text:p text:style-name="P104">Presentar <text:span text:style-name="T134">en pantalla el formulario de ingreso (login):</text:span></text:p>
                  </text:list-item>
                </text:list>
              </text:list-item>
            </text:list>
            <text:list xml:id="list142528844700043" text:continue-list="list142529184010500" text:style-name="List_20_1">
              <text:list-item>
                <text:list>
                  <text:list-item>
                    <text:p text:style-name="P175">Usuario (Text Box obligatorio).</text:p>
                  </text:list-item>
                  <text:list-item>
                    <text:p text:style-name="P175">Clave (Password Box obligatorio).</text:p>
                  </text:list-item>
                  <text:list-item>
                    <text:p text:style-name="P175">Botón “Ingresar”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office:value-type="string">
            <text:list xml:id="list142528308495927" text:continue-list="list142529420842203" text:style-name="Numeración_20_Tabla">
              <text:list-item>
                <text:list>
                  <text:list-item>
                    <text:p text:style-name="P104">Completar los datos del formulario.</text:p>
                  </text:list-item>
                  <text:list-item>
                    <text:p text:style-name="P104">Presionar el botón “<text:span text:style-name="T55">Ingresar</text:span>”</text:p>
                  </text:list-item>
                </text:list>
              </text:list-item>
            </text:list>
          </table:table-cell>
          <table:table-cell table:style-name="Tabla1.B14" office:value-type="string">
            <text:p text:style-name="P52"/>
          </table:table-cell>
        </table:table-row>
        <table:table-row table:style-name="Tabla1.1">
          <table:table-cell table:style-name="Tabla1.A18" office:value-type="string">
            <text:p text:style-name="P68"/>
          </table:table-cell>
          <table:table-cell table:style-name="Tabla1.B18" office:value-type="string">
            <text:list xml:id="list142528982873750" text:continue-numbering="true" text:style-name="Numeración_20_Tabla">
              <text:list-item>
                <text:list>
                  <text:list-item>
                    <text:p text:style-name="P104">El sistema valida la información del formulario. <text:span text:style-name="T146">S</text:span>i todos los requisitos <text:span text:style-name="T234">se </text:span>satisfacen se <text:span text:style-name="T238">redirige al perfil de usuario: </text:span><text:span text:style-name="T187">¡A menos que se requiera otra cosa!</text:span></text:p>
                  </text:list-item>
                </text:list>
              </text:list-item>
            </text:list>
            <text:list xml:id="list142529201754478" text:continue-list="list142528844700043" text:style-name="List_20_1">
              <text:list-item>
                <text:list>
                  <text:list-item>
                    <text:p text:style-name="P202">Formulario de perfil <text:span text:style-name="T241">(</text:span><text:span text:style-name="T188">Definir datos del perfil de usuario</text:span><text:span text:style-name="T241">).</text:span></text:p>
                  </text:list-item>
                  <text:list-item>
                    <text:p text:style-name="P202">Botón “Actualizar Perfil”.</text:p>
                  </text:list-item>
                  <text:list-item>
                    <text:p text:style-name="P202">Botón de “Cambiar Password”.</text:p>
                  </text:list-item>
                  <text:list-item>
                    <text:p text:style-name="P202">Botón de actualizar imagen del avatar</text:p>
                  </text:list-item>
                  <text:list-item>
                    <text:p text:style-name="P203">Menú de acceso a los módulos de django-condominium.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6" table:number-columns-spanned="2" office:value-type="string">
            <text:p text:style-name="P83">Flujo Alterno: <text:span text:style-name="T127">Actualizar Perfil de Usuario</text:span></text:p>
          </table:table-cell>
          <table:covered-table-cell/>
        </table:table-row>
        <table:table-row table:style-name="Tabla1.1">
          <table:table-cell table:style-name="Tabla1.A17" office:value-type="string">
            <text:p text:style-name="P83">Actor:</text:p>
          </table:table-cell>
          <table:table-cell table:style-name="Tabla1.A16" office:value-type="string">
            <text:p text:style-name="P83">Sistema:</text:p>
          </table:table-cell>
        </table:table-row>
        <table:table-row table:style-name="Tabla1.1">
          <table:table-cell table:style-name="Tabla1.A18" office:value-type="string">
            <text:list xml:id="list142529552311623" text:continue-list="list142528982873750" text:style-name="Numeración_20_Tabla">
              <text:list-item>
                <text:list>
                  <text:list-item>
                    <text:list>
                      <text:list-item>
                        <text:p text:style-name="P104">Completar los datos del formulario.</text:p>
                      </text:list-item>
                      <text:list-item>
                        <text:p text:style-name="P104">Presionar el botón “<text:span text:style-name="T55">Ingresar</text:span>”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B18" office:value-type="string">
            <text:p text:style-name="P52"/>
          </table:table-cell>
        </table:table-row>
        <table:table-row table:style-name="Tabla1.1">
          <table:table-cell table:style-name="Tabla1.A19" office:value-type="string">
            <text:p text:style-name="P52"/>
          </table:table-cell>
          <table:table-cell table:style-name="Tabla1.B19" office:value-type="string">
            <text:list xml:id="list142528124040374" text:continue-numbering="true" text:style-name="Numeración_20_Tabla">
              <text:list-item>
                <text:list>
                  <text:list-item>
                    <text:list>
                      <text:list-item>
                        <text:p text:style-name="P105"><text:span text:style-name="T242">V</text:span>alida la información del formulario. <text:span text:style-name="T146">S</text:span>i todos los requisitos <text:span text:style-name="T234">se </text:span>satisfacen se guarda<text:span text:style-name="T242">n</text:span> <text:span text:style-name="T242">los cambios del perfil del usuario. Se muestra el mensaje: “</text:span>¡La actualización de los datos <text:soft-page-break/>de su perfil se proceso exitosamente! <text:span text:style-name="T242">”.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6" table:number-columns-spanned="2" office:value-type="string">
            <text:p text:style-name="P83">Flujo Alterno: <text:span text:style-name="T239">Auto Gestión</text:span><text:span text:style-name="T124"> de Cambio de Clave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83">Actor:</text:p>
          </table:table-cell>
          <table:table-cell table:style-name="Tabla1.A6" office:value-type="string">
            <text:p text:style-name="P83">Sistema:</text:p>
          </table:table-cell>
        </table:table-row>
        <table:table-row table:style-name="Tabla1.1">
          <table:table-cell table:style-name="Tabla1.A22" office:value-type="string">
            <text:list xml:id="list142527980245374" text:continue-numbering="true" text:style-name="Numeración_20_Tabla">
              <text:list-item>
                <text:list>
                  <text:list-item>
                    <text:p text:style-name="P104"><text:span text:style-name="T136">Presiona el botón “</text:span><text:span text:style-name="T145">Cambiar Password</text:span><text:span text:style-name="T135">”.</text:span></text:p>
                  </text:list-item>
                </text:list>
              </text:list-item>
            </text:list>
          </table:table-cell>
          <table:table-cell table:style-name="Tabla1.B22" office:value-type="string">
            <text:p text:style-name="P7"/>
          </table:table-cell>
        </table:table-row>
        <table:table-row table:style-name="Tabla1.1">
          <table:table-cell table:style-name="Tabla1.A23" office:value-type="string">
            <text:p text:style-name="P7"/>
          </table:table-cell>
          <table:table-cell table:style-name="Tabla1.B23" office:value-type="string">
            <text:list xml:id="list142530038693313" text:continue-numbering="true" text:style-name="Numeración_20_Tabla">
              <text:list-item>
                <text:list>
                  <text:list-item>
                    <text:list>
                      <text:list-item>
                        <text:p text:style-name="P104">Presentar <text:span text:style-name="T134">en pantalla </text:span><text:span text:style-name="T125">el formulario de cambio de clave</text:span><text:span text:style-name="T134">:</text:span></text:p>
                      </text:list-item>
                    </text:list>
                  </text:list-item>
                </text:list>
              </text:list-item>
            </text:list>
            <text:list xml:id="list142528586300185" text:continue-list="list142529201754478" text:style-name="List_20_1">
              <text:list-item>
                <text:list>
                  <text:list-item>
                    <text:p text:style-name="P175"><text:span text:style-name="T53">Clave</text:span><text:span text:style-name="T54"> </text:span><text:span text:style-name="T56">Actual </text:span><text:span text:style-name="T54">(</text:span><text:span text:style-name="T53">Password Box </text:span><text:span text:style-name="T54">obligatorio).</text:span></text:p>
                  </text:list-item>
                  <text:list-item>
                    <text:p text:style-name="P175"><text:span text:style-name="T56">Nueva</text:span><text:span text:style-name="T53"> clave</text:span><text:span text:style-name="T54"> (</text:span><text:span text:style-name="T53">Password Box </text:span><text:span text:style-name="T54">obligatorio).</text:span></text:p>
                  </text:list-item>
                  <text:list-item>
                    <text:p text:style-name="P175"><text:span text:style-name="T53">Confirmación de </text:span><text:span text:style-name="T56">nueva</text:span><text:span text:style-name="T53"> clave</text:span><text:span text:style-name="T54"> (</text:span><text:span text:style-name="T53">Password Box </text:span><text:span text:style-name="T54">obligatorio).</text:span></text:p>
                  </text:list-item>
                  <text:list-item>
                    <text:p text:style-name="P175"><text:span text:style-name="T36">Botón “</text:span><text:span text:style-name="T56">Actualizar Clave</text:span><text:span text:style-name="T36">”</text:span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4" office:value-type="string">
            <text:list xml:id="list142528831907546" text:continue-list="list142530038693313" text:style-name="Numeración_20_Tabla">
              <text:list-item>
                <text:list>
                  <text:list-item>
                    <text:list>
                      <text:list-item>
                        <text:p text:style-name="P229">Completar los datos del formulario.</text:p>
                      </text:list-item>
                      <text:list-item>
                        <text:p text:style-name="P130">Presionar el botón “<text:span text:style-name="T56">Actualizar Clave</text:span>”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B24" office:value-type="string">
            <text:p text:style-name="P7"/>
          </table:table-cell>
        </table:table-row>
        <table:table-row table:style-name="Tabla1.1">
          <table:table-cell table:style-name="Tabla1.A25" office:value-type="string">
            <text:p text:style-name="P68"/>
          </table:table-cell>
          <table:table-cell table:style-name="Tabla1.B25" office:value-type="string">
            <text:list xml:id="list142528092345799" text:continue-numbering="true" text:style-name="Numeración_20_Tabla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4"><text:span text:style-name="T126">Guarda el nuevo pasword, autentica al usuario y vuelve al perfil del usuario,</text:span> <text:span text:style-name="T147">(paso 1.11)</text:span>. <text:span text:style-name="T240">Se muestra el mensaje: “</text:span>Su cambio de clave se proceso exitosamente<text:span text:style-name="T240">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57"/>
      <text:p text:style-name="P167"><text:bookmark-start text:name="__RefHeading___Toc4089_272845880"/>Cronograma Estimado<text:bookmark-end text:name="__RefHeading___Toc4089_272845880"/></text:p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B" table:number-columns-repeated="2"/>
        <table:table-column table:style-name="Cronograma.C"/>
        <table:table-column table:style-name="Cronograma.B"/>
        <table:table-column table:style-name="Cronograma.H"/>
        <table:table-column table:style-name="Cronograma.B"/>
        <table:table-row>
          <table:table-cell table:style-name="Cronograma.A1" office:value-type="string">
            <text:p text:style-name="Título_20_tabla_20_centrado">Requerimiento / Estimación</text:p>
          </table:table-cell>
          <table:table-cell table:style-name="Cronograma.A1" office:value-type="string">
            <text:p text:style-name="P98">Sem<text:span text:style-name="T163">ana</text:span> 1</text:p>
          </table:table-cell>
          <table:table-cell table:style-name="Cronograma.A1" office:value-type="string">
            <text:p text:style-name="P98">Sem<text:span text:style-name="T163">ana</text:span> 2</text:p>
          </table:table-cell>
          <table:table-cell table:style-name="Cronograma.A1" office:value-type="string">
            <text:p text:style-name="P98">Sem<text:span text:style-name="T163">ana</text:span> 3</text:p>
          </table:table-cell>
          <table:table-cell table:style-name="Cronograma.A1" office:value-type="string">
            <text:p text:style-name="P98">Sem<text:span text:style-name="T163">ana</text:span> 4</text:p>
          </table:table-cell>
          <table:table-cell table:style-name="Cronograma.A1" office:value-type="string">
            <text:p text:style-name="P98">Sem<text:span text:style-name="T163">ana</text:span> 5</text:p>
          </table:table-cell>
          <table:table-cell table:style-name="Cronograma.A1" office:value-type="string">
            <text:p text:style-name="P98">Sem<text:span text:style-name="T163">ana</text:span> 6</text:p>
          </table:table-cell>
          <table:table-cell table:style-name="Cronograma.A1" office:value-type="string">
            <text:p text:style-name="P98">Sem<text:span text:style-name="T163">ana</text:span> 7</text:p>
          </table:table-cell>
          <table:table-cell table:style-name="Cronograma.I1" office:value-type="string">
            <text:p text:style-name="P99">Semana 8</text:p>
          </table:table-cell>
        </table:table-row>
        <table:table-row>
          <table:table-cell table:style-name="Cronograma.A2" office:value-type="string">
            <text:p text:style-name="Título_20_pequeño">Crear repositorio</text:p>
          </table:table-cell>
          <table:table-cell table:style-name="Cronograma.B2" office:value-type="string">
            <text:p text:style-name="P35"/>
          </table:table-cell>
          <table:table-cell table:style-name="Cronograma.C3" office:value-type="string">
            <text:p text:style-name="P35"/>
          </table:table-cell>
          <table:table-cell table:style-name="Cronograma.D2" office:value-type="string">
            <text:p text:style-name="P35"/>
          </table:table-cell>
          <table:table-cell table:style-name="Cronograma.E2" office:value-type="string">
            <text:p text:style-name="P35"/>
          </table:table-cell>
          <table:table-cell table:style-name="Cronograma.F3" office:value-type="string">
            <text:p text:style-name="P35"/>
          </table:table-cell>
          <table:table-cell table:style-name="Cronograma.G2" office:value-type="string">
            <text:p text:style-name="P35"/>
          </table:table-cell>
          <table:table-cell table:style-name="Cronograma.H2" office:value-type="string">
            <text:p text:style-name="P35"/>
          </table:table-cell>
          <table:table-cell table:style-name="Cronograma.I2" office:value-type="string">
            <text:p text:style-name="P35"/>
          </table:table-cell>
        </table:table-row>
        <table:table-row>
          <table:table-cell table:style-name="Cronograma.A2" office:value-type="string">
            <text:p text:style-name="Título_20_pequeño"><text:span text:style-name="T190">P</text:span>lantillas <text:span text:style-name="T168">para el back office</text:span></text:p>
          </table:table-cell>
          <table:table-cell table:style-name="Cronograma.B2" office:value-type="string">
            <text:p text:style-name="P35"/>
          </table:table-cell>
          <table:table-cell table:style-name="Cronograma.C3" office:value-type="string">
            <text:p text:style-name="P35"/>
          </table:table-cell>
          <table:table-cell table:style-name="Cronograma.D3" office:value-type="string">
            <text:p text:style-name="P35"/>
          </table:table-cell>
          <table:table-cell table:style-name="Cronograma.E3" office:value-type="string">
            <text:p text:style-name="P35"/>
          </table:table-cell>
          <table:table-cell table:style-name="Cronograma.F3" office:value-type="string">
            <text:p text:style-name="P35"/>
          </table:table-cell>
          <table:table-cell table:style-name="Cronograma.G3" office:value-type="string">
            <text:p text:style-name="P35"/>
          </table:table-cell>
          <table:table-cell table:style-name="Cronograma.H3" office:value-type="string">
            <text:p text:style-name="P35"/>
          </table:table-cell>
          <table:table-cell table:style-name="Cronograma.I3" office:value-type="string">
            <text:p text:style-name="P35"/>
          </table:table-cell>
        </table:table-row>
        <table:table-row>
          <table:table-cell table:style-name="Cronograma.A2" office:value-type="string">
            <text:p text:style-name="Título_20_pequeño"><text:span text:style-name="T204">Gestión </text:span>de usuarios <text:span text:style-name="T204">(RF-01)</text:span></text:p>
          </table:table-cell>
          <table:table-cell table:style-name="Cronograma.B2" office:value-type="string">
            <text:p text:style-name="P35"/>
          </table:table-cell>
          <table:table-cell table:style-name="Cronograma.C4" office:value-type="string">
            <text:p text:style-name="P35"/>
          </table:table-cell>
          <table:table-cell table:style-name="Cronograma.D4" office:value-type="string">
            <text:p text:style-name="P35"/>
          </table:table-cell>
          <table:table-cell table:style-name="Cronograma.E4" office:value-type="string">
            <text:p text:style-name="P35"/>
          </table:table-cell>
          <table:table-cell table:style-name="Cronograma.F4" office:value-type="string">
            <text:p text:style-name="P35"/>
          </table:table-cell>
          <table:table-cell table:style-name="Cronograma.G4" office:value-type="string">
            <text:p text:style-name="P35"/>
          </table:table-cell>
          <table:table-cell table:style-name="Cronograma.H4" office:value-type="string">
            <text:p text:style-name="P35"/>
          </table:table-cell>
          <table:table-cell table:style-name="Cronograma.I4" office:value-type="string">
            <text:p text:style-name="P35"/>
          </table:table-cell>
        </table:table-row>
        <table:table-row table:style-name="Cronograma.5">
          <table:table-cell table:style-name="Cronograma.A2" office:value-type="string">
            <text:p text:style-name="Título_20_pequeño">Documentación</text:p>
          </table:table-cell>
          <table:table-cell table:style-name="Cronograma.B2" office:value-type="string">
            <text:p text:style-name="P35"/>
          </table:table-cell>
          <table:table-cell table:style-name="Cronograma.B2" office:value-type="string">
            <text:p text:style-name="P35"/>
          </table:table-cell>
          <table:table-cell table:style-name="Cronograma.D5" office:value-type="string">
            <text:p text:style-name="P35"/>
          </table:table-cell>
          <table:table-cell table:style-name="Cronograma.D5" office:value-type="string">
            <text:p text:style-name="P35"/>
          </table:table-cell>
          <table:table-cell table:style-name="Cronograma.D5" office:value-type="string">
            <text:p text:style-name="P35"/>
          </table:table-cell>
          <table:table-cell table:style-name="Cronograma.D5" office:value-type="string">
            <text:p text:style-name="P35"/>
          </table:table-cell>
          <table:table-cell table:style-name="Cronograma.D5" office:value-type="string">
            <text:p text:style-name="P35"/>
          </table:table-cell>
          <table:table-cell table:style-name="Cronograma.I5" office:value-type="string">
            <text:p text:style-name="P35"/>
          </table:table-cell>
        </table:table-row>
      </table:table>
      <text:p text:style-name="P32">El cronograma no se ajustara a fechas calendario hasta termina<text:span text:style-name="T230">r</text:span> de definir los requerimientos. Sin embargo se estima el tiempo a invertir por cada funcionalidad.</text:p>
      <text:p text:style-name="P33">La <text:span text:style-name="T229">estrategia</text:span> de despliegue e <text:span text:style-name="T229">implementación</text:span> se <text:span text:style-name="T229">hará</text:span> utilizando <text:span text:style-name="T229">el modelo de Integración Continua desde el inicio del proyecto.</text:span></text:p>
      <text:p text:style-name="P34">Los RF en rojo <text:span text:style-name="T171">están</text:span> en desarrollo: <text:span text:style-name="T228">Solo falta culminar las especificaciones del RF-01.</text:span></text:p>
      <text:p text:style-name="P30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Roboto" svg:font-family="Roboto, RobotoDraft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2" svg:font-family="'DejaVu Sans'" style:font-pitch="variable"/>
    <style:font-face style:name="DejaVu Sans" svg:font-family="'DejaVu Sans'" style:font-adornments="Book" style:font-pitch="variable"/>
    <style:font-face style:name="DejaVu Sans1" svg:font-family="'DejaVu Sans'" style:font-adornments="Negrita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.101cm" fo:margin-bottom="0.199cm" loext:contextual-spacing="false" fo:line-height="0.499cm" fo:text-align="justify" style:justify-single-word="false" text:number-lines="false" text:line-number="0" style:vertical-align="top" style:writing-mode="page"/>
      <style:text-properties style:font-name="DejaVu Sans" fo:font-family="'DejaVu Sans'" style:font-style-name="Book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DejaVu Sans1" fo:font-family="'DejaVu Sans'" style:font-style-name="Negrita" style:font-pitch="variable" fo:font-size="16%" fo:font-weight="bold" style:font-size-asian="130%" style:font-weight-asian="bold" style:font-size-complex="130%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1f3763" fo:font-size="13pt" style:font-name-asian="DejaVu Sans3" style:font-family-asian="'DejaVu Sans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2pt"/>
    </style:style>
    <style:style style:name="Listas_20_1" style:display-name="Listas 1" style:family="paragraph" style:parent-style-name="List_20_Paragraph" style:default-outline-level="">
      <style:paragraph-properties fo:margin-left="1cm" fo:margin-right="0cm" fo:margin-top="0.3cm" fo:margin-bottom="0.3cm" loext:contextual-spacing="true" fo:line-height="200%" fo:text-indent="0cm" style:auto-text-indent="false" style:writing-mode="pag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text-align="end" style:justify-single-word="false" style:writing-mode="page">
        <style:tab-stops>
          <style:tab-stop style:position="7.5cm" style:type="center"/>
          <style:tab-stop style:position="15cm" style:type="right"/>
        </style:tab-stops>
      </style:paragraph-properties>
      <style:text-properties style:font-name="DejaVu Sans" fo:font-family="'DejaVu Sans'" style:font-style-name="Book" style:font-pitch="variabl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principal" style:display-name="Título principal" style:family="paragraph" style:parent-style-name="Standard" style:next-style-name="Standard" style:default-outline-level="" style:master-page-name="">
      <loext:graphic-properties draw:fill-image-width="0cm" draw:fill-image-height="0cm"/>
      <style:paragraph-properties fo:margin-left="1.524cm" fo:margin-right="0cm" fo:text-align="center" style:justify-single-word="false" fo:text-indent="-1.524cm" style:auto-text-indent="false" style:page-number="auto" style:shadow="none" style:writing-mode="page">
        <style:tab-stops/>
      </style:paragraph-properties>
      <style:text-properties style:font-name="Book Antiqua" fo:font-family="'Book Antiqua'" style:font-family-generic="roman" style:font-pitch="variable" fo:font-weight="bold" style:font-name-asian="Times New Roman1" style:font-family-asian="'Times New Roman'" style:font-family-generic-asian="system" style:font-pitch-asian="variable" style:font-size-asian="10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style:font-name-asian="DejaVu Sans3" style:font-family-asian="'DejaVu Sans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 style:master-page-name="">
      <style:paragraph-properties fo:text-align="justify" style:justify-single-word="false" style:page-number="auto" text:number-lines="false" text:line-number="0" style:vertical-align="auto" style:snap-to-layout-grid="true" style:writing-mode="page">
        <style:tab-stops/>
      </style:paragraph-properties>
      <style:text-properties style:font-name="DejaVu Sans1" fo:font-family="'DejaVu Sans'" style:font-style-name="Negrita" style:font-pitch="variable" fo:font-size="10.5pt" fo:font-weight="bold" style:font-size-asian="10.5pt" style:font-weight-asian="bold" style:font-weight-complex="600"/>
    </style:style>
    <style:style style:name="Numeración_20_Tabla" style:display-name="Numeración Tabla" style:family="paragraph" style:parent-style-name="Table_20_Contents">
      <style:paragraph-properties fo:margin-left="0.499cm" fo:margin-right="0cm" fo:text-indent="-0.499cm" style:auto-text-indent="false" style:writing-mode="page">
        <style:tab-stops/>
      </style:paragraph-properties>
    </style:style>
    <style:style style:name="Viñeta_20_tabla" style:display-name="Viñeta tabla" style:family="paragraph" style:parent-style-name="Table_20_Contents">
      <style:paragraph-properties fo:margin-left="0cm" fo:margin-right="0cm" fo:margin-top="0.049cm" fo:margin-bottom="0.049cm" loext:contextual-spacing="false" fo:text-indent="0cm" style:auto-text-indent="false" style:writing-mode="page"/>
    </style:style>
    <style:style style:name="Mi_20_Título" style:display-name="Mi Título" style:family="paragraph" style:parent-style-name="Heading" style:next-style-name="Standard">
      <style:paragraph-properties fo:margin-top="0.42cm" fo:margin-bottom="0.801cm" loext:contextual-spacing="false" style:writing-mode="page"/>
      <style:text-properties fo:color="#6666ff" style:font-name="DejaVu Sans" fo:font-family="'DejaVu Sans'" style:font-style-name="Book" style:font-pitch="variable" fo:font-size="16pt" fo:font-weight="bold"/>
    </style:style>
    <style:style style:name="Título_20_tabla_20_centrado" style:display-name="Título tabla centrado" style:family="paragraph" style:parent-style-name="Table_20_Heading">
      <style:paragraph-properties fo:text-align="center" style:justify-single-word="false" style:writing-mode="page"/>
      <style:text-properties fo:font-size="9pt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ítulo_20_pequeño" style:display-name="Título pequeño" style:family="paragraph" style:parent-style-name="Título_20_tabla_20_centrado">
      <style:paragraph-properties fo:text-align="start" style:justify-single-word="false" style:writing-mode="page"/>
      <style:text-properties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 style:writing-mode="page">
        <style:tab-stops>
          <style:tab-stop style:position="19.59cm" style:type="right" style:leader-style="dotted" style:leader-text="."/>
        </style:tab-stops>
      </style:paragraph-properties>
      <style:text-properties fo:font-size="12pt"/>
    </style:style>
    <style:style style:name="Frame_20_contents" style:display-name="Frame contents" style:family="paragraph" style:parent-style-name="Standard" style:class="extra"/>
    <style:style style:name="Character_5f_20_5f_style" style:display-name="Character_20_style" style:family="text"/>
    <style:style style:name="ListLabel_20_83" style:display-name="ListLabel 83" style:family="text">
      <style:text-properties fo:color="#00000a"/>
    </style:style>
    <style:style style:name="ListLabel_20_88" style:display-name="ListLabel 88" style:family="text">
      <style:text-properties style:font-name-asian="Calibri1" style:font-family-asian="Calibri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eración_20_Tabla" style:display-name="Numeración Tabla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WWNum5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Character_5f_20_5f_style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8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8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8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s" fo:country="ES"/>
    </style:style>
    <style:style style:name="MP2" style:family="paragraph" style:parent-style-name="Header">
      <style:text-properties fo:language="es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officeooo:rsid="00d1c19a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5.027cm" fo:margin-bottom="4.55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.085cm" fo:margin-left="0cm" fo:margin-right="0cm" fo:margin-top="1.984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.94cm" fo:page-height="21.59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2</text:page-number></text:p>
      </style:footer>
    </style:master-page>
    <style:master-page style:name="Converted1" style:page-layout-name="Mpm2" style:next-style-name="Converted2">
      <style:header>
        <text:p text:style-name="MP2"><draw:custom-shape text:anchor-type="paragraph" draw:z-index="0" draw:name="WordArt 4" draw:style-name="Mgr1" draw:text-style-name="MP3" svg:width="18.603cm" svg:height="0.295cm" draw:transform="rotate (0.785398163397448) translate (3.11326388888889cm 18.06575cm)"><text:p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" style:page-layout-name="Mpm3">
      <style:header>
        <text:p text:style-name="MP2"/>
      </style:header>
      <style:footer>
        <text:p text:style-name="MP1"/>
      </style:footer>
    </style:master-page>
    <style:master-page style:name="First_20_Page" style:display-name="First Page" style:page-layout-name="Mpm4" style:next-style-name="Standard">
      <style:footer>
        <text:p text:style-name="MP1"><text:span text:style-name="MT1">Página </text:span><text:page-number text:select-page="current">1</text:page-number></text:p>
      </style:footer>
    </style:master-page>
    <style:master-page style:name="Landscape" style:page-layout-name="Mpm5"/>
    <style:master-page style:name="Cronograma" style:page-layout-name="Mpm6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7:00:32.491537458</meta:creation-date>
    <meta:editing-duration>P2DT6H19M47S</meta:editing-duration>
    <meta:editing-cycles>207</meta:editing-cycles>
    <meta:generator>LibreOffice/6.2.3.2$Linux_X86_64 LibreOffice_project/aecc05fe267cc68dde00352a451aa867b3b546ac</meta:generator>
    <meta:initial-creator>Gersón D. Vizquel A.</meta:initial-creator>
    <dc:date>2019-05-21T14:25:27.714365610</dc:date>
    <dc:creator>Gersón D. Vizquel A.</dc:creator>
    <meta:document-statistic meta:table-count="4" meta:image-count="0" meta:object-count="0" meta:page-count="9" meta:paragraph-count="125" meta:word-count="810" meta:character-count="5410" meta:non-whitespace-character-count="4731"/>
  </office:meta>
</office:document-meta>
</file>